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Pogrubiony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Normalny" style:font-family-generic="swiss" style:font-pitch="variable"/>
    <style:font-face style:name="Arial3" svg:font-family="Arial" style:font-adornments="Pogrubiony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21cm" table:align="center"/>
    </style:style>
    <style:style style:name="Tabela1.A" style:family="table-column">
      <style:table-column-properties style:column-width="4.023cm"/>
    </style:style>
    <style:style style:name="Tabela1.B" style:family="table-column">
      <style:table-column-properties style:column-width="11.187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5.666cm" style:rel-column-width="21845*"/>
    </style:style>
    <style:style style:name="Tabela3" style:family="table">
      <style:table-properties style:width="5.316cm" table:align="left"/>
    </style:style>
    <style:style style:name="Tabela3.A" style:family="table-column">
      <style:table-column-properties style:column-width="0.69cm"/>
    </style:style>
    <style:style style:name="Tabela3.B" style:family="table-column">
      <style:table-column-properties style:column-width="4.627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5.214cm" table:align="left"/>
    </style:style>
    <style:style style:name="Tabela4.A" style:family="table-column">
      <style:table-column-properties style:column-width="0.743cm"/>
    </style:style>
    <style:style style:name="Tabela4.B" style:family="table-column">
      <style:table-column-properties style:column-width="4.471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5.131cm" table:align="left"/>
    </style:style>
    <style:style style:name="Tabela5.A" style:family="table-column">
      <style:table-column-properties style:column-width="2.357cm"/>
    </style:style>
    <style:style style:name="Tabela5.B" style:family="table-column">
      <style:table-column-properties style:column-width="1.422cm"/>
    </style:style>
    <style:style style:name="Tabela5.C" style:family="table-column">
      <style:table-column-properties style:column-width="1.353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332cm" table:align="left"/>
    </style:style>
    <style:style style:name="Tabela6.A" style:family="table-column">
      <style:table-column-properties style:column-width="3.076cm"/>
    </style:style>
    <style:style style:name="Tabela6.B" style:family="table-column">
      <style:table-column-properties style:column-width="0.291cm"/>
    </style:style>
    <style:style style:name="Tabela6.C" style:family="table-column">
      <style:table-column-properties style:column-width="12.965cm"/>
    </style:style>
    <style:style style:name="Tabela7" style:family="table">
      <style:table-properties style:width="12.52cm" table:align="center" style:writing-mode="lr-tb"/>
    </style:style>
    <style:style style:name="Tabela7.A" style:family="table-column">
      <style:table-column-properties style:column-width="1.131cm"/>
    </style:style>
    <style:style style:name="Tabela7.K" style:family="table-column">
      <style:table-column-properties style:column-width="1.214cm"/>
    </style:style>
    <style:style style:name="Tabela7.1" style:family="table-row">
      <style:table-row-properties style:keep-together="true"/>
    </style:style>
    <style:style style:name="Tabela7.A1" style:family="table-cell">
      <style:table-cell-properties style:vertical-align="top" style:border-line-width-left="0.002cm 0.035cm 0.002cm" style:border-line-width-top="0.002cm 0.035cm 0.002cm" fo:padding-left="0.125cm" fo:padding-right="0.125cm" fo:padding-top="0cm" fo:padding-bottom="0cm" fo:border-left="0.039cm double #000000" fo:border-right="none" fo:border-top="0.039cm double #000000" fo:border-bottom="0.035cm solid #000000" style:writing-mode="lr-tb"/>
    </style:style>
    <style:style style:name="Tabela7.B1" style:family="table-cell">
      <style:table-cell-properties style:vertical-align="top" style:border-line-width-top="0.002cm 0.035cm 0.002cm" fo:padding-left="0.125cm" fo:padding-right="0.125cm" fo:padding-top="0cm" fo:padding-bottom="0cm" fo:border-left="0.035cm solid #000000" fo:border-right="none" fo:border-top="0.039cm double #000000" fo:border-bottom="0.035cm solid #000000" style:writing-mode="lr-tb"/>
    </style:style>
    <style:style style:name="Tabela7.C1" style:family="table-cell">
      <style:table-cell-properties style:vertical-align="top" style:border-line-width-top="0.002cm 0.035cm 0.002cm" fo:padding-left="0.125cm" fo:padding-right="0.125cm" fo:padding-top="0cm" fo:padding-bottom="0cm" fo:border-left="0.018cm solid #000000" fo:border-right="none" fo:border-top="0.039cm double #000000" fo:border-bottom="0.035cm solid #000000" style:writing-mode="lr-tb"/>
    </style:style>
    <style:style style:name="Tabela7.K1" style:family="table-cell">
      <style:table-cell-properties style:vertical-align="top" style:border-line-width-right="0.002cm 0.035cm 0.002cm" style:border-line-width-top="0.002cm 0.035cm 0.002cm" fo:padding-left="0.125cm" fo:padding-right="0.125cm" fo:padding-top="0cm" fo:padding-bottom="0cm" fo:border-left="0.018cm solid #000000" fo:border-right="0.039cm double #000000" fo:border-top="0.039cm double #000000" fo:border-bottom="0.035cm solid #000000" style:writing-mode="lr-tb"/>
    </style:style>
    <style:style style:name="Tabela7.A2" style:family="table-cell">
      <style:table-cell-properties style:vertical-align="top" style:border-line-width-left="0.002cm 0.035cm 0.002cm" fo:padding-left="0.125cm" fo:padding-right="0.125cm" fo:padding-top="0cm" fo:padding-bottom="0cm" fo:border-left="0.039cm double #000000" fo:border-right="none" fo:border-top="none" fo:border-bottom="0.018cm solid #000000" style:writing-mode="lr-tb"/>
    </style:style>
    <style:style style:name="Tabela7.B2" style:family="table-cell">
      <style:table-cell-properties style:vertical-align="top" fo:padding-left="0.125cm" fo:padding-right="0.125cm" fo:padding-top="0cm" fo:padding-bottom="0cm" fo:border-left="0.035cm solid #000000" fo:border-right="none" fo:border-top="none" fo:border-bottom="0.018cm solid #000000" style:writing-mode="lr-tb"/>
    </style:style>
    <style:style style:name="Tabela7.C2" style:family="table-cell">
      <style:table-cell-properties style:vertical-align="top" fo:background-color="transparent" fo:padding-left="0.125cm" fo:padding-right="0.125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7.D2" style:family="table-cell">
      <style:table-cell-properties style:vertical-align="top" fo:padding-left="0.125cm" fo:padding-right="0.125cm" fo:padding-top="0cm" fo:padding-bottom="0cm" fo:border-left="0.018cm solid #000000" fo:border-right="none" fo:border-top="none" fo:border-bottom="0.018cm solid #000000" style:writing-mode="lr-tb"/>
    </style:style>
    <style:style style:name="Tabela7.K2" style:family="table-cell">
      <style:table-cell-properties style:vertical-align="top" style:border-line-width-right="0.002cm 0.035cm 0.002cm" fo:padding-left="0.125cm" fo:padding-right="0.125cm" fo:padding-top="0cm" fo:padding-bottom="0cm" fo:border-left="0.018cm solid #000000" fo:border-right="0.039cm double #000000" fo:border-top="none" fo:border-bottom="0.018cm solid #000000" style:writing-mode="lr-tb"/>
    </style:style>
    <style:style style:name="Tabela7.A3" style:family="table-cell">
      <style:table-cell-properties style:vertical-align="top" style:border-line-width-left="0.002cm 0.035cm 0.002cm" fo:padding-left="0.125cm" fo:padding-right="0.125cm" fo:padding-top="0cm" fo:padding-bottom="0cm" fo:border-left="0.039cm double #000000" fo:border-right="none" fo:border-top="none" fo:border-bottom="none" style:writing-mode="lr-tb"/>
    </style:style>
    <style:style style:name="Tabela7.B3" style:family="table-cell">
      <style:table-cell-properties style:vertical-align="top" fo:padding-left="0.125cm" fo:padding-right="0.125cm" fo:padding-top="0cm" fo:padding-bottom="0cm" fo:border-left="0.035cm solid #000000" fo:border-right="none" fo:border-top="none" fo:border-bottom="none" style:writing-mode="lr-tb"/>
    </style:style>
    <style:style style:name="Tabela7.C3" style:family="table-cell">
      <style:table-cell-properties style:vertical-align="top" fo:padding-left="0.125cm" fo:padding-right="0.125cm" fo:padding-top="0cm" fo:padding-bottom="0cm" fo:border-left="0.018cm solid #000000" fo:border-right="none" fo:border-top="none" fo:border-bottom="none" style:writing-mode="lr-tb"/>
    </style:style>
    <style:style style:name="Tabela7.K3" style:family="table-cell">
      <style:table-cell-properties style:vertical-align="top" style:border-line-width-right="0.002cm 0.035cm 0.002cm" fo:padding-left="0.125cm" fo:padding-right="0.125cm" fo:padding-top="0cm" fo:padding-bottom="0cm" fo:border-left="0.018cm solid #000000" fo:border-right="0.039cm double #000000" fo:border-top="none" fo:border-bottom="none" style:writing-mode="lr-tb"/>
    </style:style>
    <style:style style:name="Tabela7.A4" style:family="table-cell">
      <style:table-cell-properties style:vertical-align="top" style:border-line-width-left="0.002cm 0.035cm 0.002cm" fo:padding-left="0.125cm" fo:padding-right="0.125cm" fo:padding-top="0cm" fo:padding-bottom="0cm" fo:border-left="0.039cm double #000000" fo:border-right="none" fo:border-top="0.018cm solid #000000" fo:border-bottom="0.018cm solid #000000" style:writing-mode="lr-tb"/>
    </style:style>
    <style:style style:name="Tabela7.B4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Tabela7.C4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a7.K4" style:family="table-cell">
      <style:table-cell-properties style:vertical-align="top" style:border-line-width-right="0.002cm 0.035cm 0.002cm" fo:padding-left="0.125cm" fo:padding-right="0.125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7.A10" style:family="table-cell">
      <style:table-cell-properties style:vertical-align="top" style:border-line-width-left="0.002cm 0.035cm 0.002cm" style:border-line-width-bottom="0.002cm 0.035cm 0.002cm" fo:padding-left="0.125cm" fo:padding-right="0.125cm" fo:padding-top="0cm" fo:padding-bottom="0cm" fo:border-left="0.039cm double #000000" fo:border-right="none" fo:border-top="0.018cm solid #000000" fo:border-bottom="0.039cm double #000000" style:writing-mode="lr-tb"/>
    </style:style>
    <style:style style:name="Tabela7.B10" style:family="table-cell">
      <style:table-cell-properties style:vertical-align="top" style:border-line-width-bottom="0.002cm 0.035cm 0.002cm" fo:padding-left="0.125cm" fo:padding-right="0.125cm" fo:padding-top="0cm" fo:padding-bottom="0cm" fo:border-left="0.035cm solid #000000" fo:border-right="none" fo:border-top="none" fo:border-bottom="0.039cm double #000000" style:writing-mode="lr-tb"/>
    </style:style>
    <style:style style:name="Tabela7.C10" style:family="table-cell">
      <style:table-cell-properties style:vertical-align="top" style:border-line-width-bottom="0.002cm 0.035cm 0.002cm" fo:padding-left="0.125cm" fo:padding-right="0.125cm" fo:padding-top="0cm" fo:padding-bottom="0cm" fo:border-left="0.018cm solid #000000" fo:border-right="none" fo:border-top="none" fo:border-bottom="0.039cm double #000000" style:writing-mode="lr-tb"/>
    </style:style>
    <style:style style:name="Tabela7.K10" style:family="table-cell">
      <style:table-cell-properties style:vertical-align="top" style:border-line-width-right="0.002cm 0.035cm 0.002cm" style:border-line-width-bottom="0.002cm 0.035cm 0.002cm" fo:padding-left="0.125cm" fo:padding-right="0.125cm" fo:padding-top="0cm" fo:padding-bottom="0cm" fo:border-left="0.018cm solid #000000" fo:border-right="0.039cm double #000000" fo:border-top="none" fo:border-bottom="0.039cm double #000000" style:writing-mode="lr-tb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8.498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773cm" table:align="left"/>
    </style:style>
    <style:style style:name="Tabela9.A" style:family="table-column">
      <style:table-column-properties style:column-width="3.44cm"/>
    </style:style>
    <style:style style:name="Tabela9.B" style:family="table-column">
      <style:table-column-properties style:column-width="13.333cm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773cm" table:align="left"/>
    </style:style>
    <style:style style:name="Tabela10.A" style:family="table-column">
      <style:table-column-properties style:column-width="3.44cm"/>
    </style:style>
    <style:style style:name="Tabela10.B" style:family="table-column">
      <style:table-column-properties style:column-width="13.333cm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773cm" table:align="left"/>
    </style:style>
    <style:style style:name="Tabela11.A" style:family="table-column">
      <style:table-column-properties style:column-width="3.44cm"/>
    </style:style>
    <style:style style:name="Tabela11.B" style:family="table-column">
      <style:table-column-properties style:column-width="13.333cm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773cm" table:align="left"/>
    </style:style>
    <style:style style:name="Tabela12.A" style:family="table-column">
      <style:table-column-properties style:column-width="3.44cm"/>
    </style:style>
    <style:style style:name="Tabela12.B" style:family="table-column">
      <style:table-column-properties style:column-width="13.333cm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773cm" table:align="left"/>
    </style:style>
    <style:style style:name="Tabela13.A" style:family="table-column">
      <style:table-column-properties style:column-width="3.44cm"/>
    </style:style>
    <style:style style:name="Tabela13.B" style:family="table-column">
      <style:table-column-properties style:column-width="13.333cm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1" style:family="table-cell">
      <style:table-cell-properties fo:padding="0.097cm" fo:border="0.002cm solid #000000"/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773cm" table:align="left"/>
    </style:style>
    <style:style style:name="Tabela14.A" style:family="table-column">
      <style:table-column-properties style:column-width="3.44cm"/>
    </style:style>
    <style:style style:name="Tabela14.B" style:family="table-column">
      <style:table-column-properties style:column-width="13.333cm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B1" style:family="table-cell">
      <style:table-cell-properties fo:padding="0.097cm" fo:border="0.002cm solid #000000"/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773cm" table:align="left"/>
    </style:style>
    <style:style style:name="Tabela15.A" style:family="table-column">
      <style:table-column-properties style:column-width="3.44cm"/>
    </style:style>
    <style:style style:name="Tabela15.B" style:family="table-column">
      <style:table-column-properties style:column-width="13.333cm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B1" style:family="table-cell">
      <style:table-cell-properties fo:padding="0.097cm" fo:border="0.002cm solid #000000"/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773cm" table:align="left"/>
    </style:style>
    <style:style style:name="Tabela16.A" style:family="table-column">
      <style:table-column-properties style:column-width="3.44cm"/>
    </style:style>
    <style:style style:name="Tabela16.B" style:family="table-column">
      <style:table-column-properties style:column-width="13.333cm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.B1" style:family="table-cell">
      <style:table-cell-properties fo:padding="0.097cm" fo:border="0.002cm solid #000000"/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773cm" table:align="left"/>
    </style:style>
    <style:style style:name="Tabela17.A" style:family="table-column">
      <style:table-column-properties style:column-width="3.44cm"/>
    </style:style>
    <style:style style:name="Tabela17.B" style:family="table-column">
      <style:table-column-properties style:column-width="13.333cm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B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773cm" table:align="left"/>
    </style:style>
    <style:style style:name="Tabela18.A" style:family="table-column">
      <style:table-column-properties style:column-width="3.44cm"/>
    </style:style>
    <style:style style:name="Tabela18.B" style:family="table-column">
      <style:table-column-properties style:column-width="13.333cm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773cm" table:align="left"/>
    </style:style>
    <style:style style:name="Tabela20.A" style:family="table-column">
      <style:table-column-properties style:column-width="3.44cm"/>
    </style:style>
    <style:style style:name="Tabela20.B" style:family="table-column">
      <style:table-column-properties style:column-width="13.333cm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.B1" style:family="table-cell">
      <style:table-cell-properties fo:padding="0.097cm" fo:border="0.002cm solid #000000"/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773cm" table:align="left"/>
    </style:style>
    <style:style style:name="Tabela22.A" style:family="table-column">
      <style:table-column-properties style:column-width="3.44cm"/>
    </style:style>
    <style:style style:name="Tabela22.B" style:family="table-column">
      <style:table-column-properties style:column-width="13.333cm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2.B1" style:family="table-cell">
      <style:table-cell-properties fo:padding="0.097cm" fo:border="0.002cm solid #000000"/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999cm" table:align="margins"/>
    </style:style>
    <style:style style:name="Tabela23.A" style:family="table-column">
      <style:table-column-properties style:column-width="16.999cm" style:rel-column-width="65535*"/>
    </style:style>
    <style:style style:name="Tabela23.A1" style:family="table-cell">
      <style:table-cell-properties fo:padding="0.097cm" fo:border="0.002cm solid #000000"/>
    </style:style>
    <style:style style:name="Tabela24" style:family="table">
      <style:table-properties style:width="16.999cm" table:align="margins"/>
    </style:style>
    <style:style style:name="Tabela24.A" style:family="table-column">
      <style:table-column-properties style:column-width="16.999cm" style:rel-column-width="65535*"/>
    </style:style>
    <style:style style:name="Tabela24.A1" style:family="table-cell">
      <style:table-cell-properties fo:padding="0.097cm" fo:border="0.002cm solid #000000"/>
    </style:style>
    <style:style style:name="Tabela25" style:family="table">
      <style:table-properties style:width="16.999cm" table:align="margins"/>
    </style:style>
    <style:style style:name="Tabela25.A" style:family="table-column">
      <style:table-column-properties style:column-width="16.999cm" style:rel-column-width="65535*"/>
    </style:style>
    <style:style style:name="Tabela25.A1" style:family="table-cell">
      <style:table-cell-properties fo:padding="0.097cm" fo:border="0.002cm solid #000000"/>
    </style:style>
    <style:style style:name="Tabela26" style:family="table">
      <style:table-properties style:width="16.999cm" table:align="margins"/>
    </style:style>
    <style:style style:name="Tabela26.A" style:family="table-column">
      <style:table-column-properties style:column-width="16.999cm" style:rel-column-width="65535*"/>
    </style:style>
    <style:style style:name="Tabela26.A1" style:family="table-cell">
      <style:table-cell-properties fo:padding="0.097cm" fo:border="0.002cm solid #000000"/>
    </style:style>
    <style:style style:name="P1" style:family="paragraph" style:parent-style-name="Frame_20_contents">
      <style:text-properties style:font-name="Tahoma" fo:font-weight="bold" style:font-weight-asian="bold" style:font-weight-complex="bold"/>
    </style:style>
    <style:style style:name="P2" style:family="paragraph" style:parent-style-name="Text_20_body">
      <style:text-properties style:font-name="Tahoma"/>
    </style:style>
    <style:style style:name="P3" style:family="paragraph" style:parent-style-name="Text_20_body">
      <style:text-properties style:font-name="Tahoma" fo:font-weight="bold" style:font-weight-asian="bold" style:font-weight-complex="bold"/>
    </style:style>
    <style:style style:name="P4" style:family="paragraph" style:parent-style-name="Heading_20_1" style:list-style-name="L1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 style:list-style-name="L1"/>
    <style:style style:name="P8" style:family="paragraph" style:parent-style-name="Text_20_body">
      <style:text-properties style:font-name="Arial3" fo:font-size="10pt" style:font-size-asian="10pt" style:font-size-complex="10pt"/>
    </style:style>
    <style:style style:name="P9" style:family="paragraph" style:parent-style-name="Table_20_Contents">
      <style:text-properties style:font-name="Arial3" fo:font-size="10pt" style:font-size-asian="10pt" style:font-size-complex="10pt"/>
    </style:style>
    <style:style style:name="P10" style:family="paragraph" style:parent-style-name="Table_20_Contents">
      <style:paragraph-properties fo:margin-top="0cm" fo:margin-bottom="0.499cm" fo:text-align="justify" style:justify-single-word="false" fo:padding="0cm" fo:border="none"/>
      <style:text-properties style:font-name="Arial3" fo:font-size="10pt" style:font-size-asian="10pt" style:font-size-complex="10pt"/>
    </style:style>
    <style:style style:name="P11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Arial3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3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3" fo:font-size="10pt" style:font-size-asian="10pt" style:font-size-complex="10pt"/>
    </style:style>
    <style:style style:name="P15" style:family="paragraph" style:parent-style-name="Standard">
      <style:text-properties style:font-name="Arial3" fo:font-size="10pt" style:font-size-asian="10pt" style:font-size-complex="10pt"/>
    </style:style>
    <style:style style:name="P16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Arial3" fo:font-size="10pt" style:font-size-asian="10pt" style:font-size-complex="10pt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Heading_20_1" style:list-style-name="L1">
      <style:text-properties fo:font-weight="bold" style:font-weight-asian="bold" style:font-weight-complex="bold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Heading_20_2" style:list-style-name="L1"/>
    <style:style style:name="P21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text-properties style:font-name="Arial3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3" fo:font-size="10pt" style:font-size-asian="10pt" style:font-size-complex="10pt"/>
    </style:style>
    <style:style style:name="T2" style:family="text">
      <style:text-properties style:font-name="Arial3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3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4">
        <style:list-level-properties text:min-label-distance="0.381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Imię i Nazwisko</text:p>
          </table:table-cell>
          <table:table-cell table:style-name="Tabela1.B1" office:value-type="string">
            <text:p text:style-name="P2">Maciej Korzeń</text:p>
          </table:table-cell>
        </table:table-row>
        <table:table-row>
          <table:table-cell table:style-name="Tabela1.A2" office:value-type="string">
            <text:p text:style-name="P3">Numer grupy</text:p>
          </table:table-cell>
          <table:table-cell table:style-name="Tabela1.B2" office:value-type="string">
            <text:p text:style-name="P2">IZ204</text:p>
          </table:table-cell>
        </table:table-row>
        <table:table-row>
          <table:table-cell table:style-name="Tabela1.A2" office:value-type="string">
            <text:p text:style-name="P3">Nazwa przedmiotu</text:p>
          </table:table-cell>
          <table:table-cell table:style-name="Tabela1.B2" office:value-type="string">
            <text:p text:style-name="P2">Programowanie Obiektowe</text:p>
          </table:table-cell>
        </table:table-row>
        <table:table-row>
          <table:table-cell table:style-name="Tabela1.A2" office:value-type="string">
            <text:p text:style-name="P3">Tytuł projektu</text:p>
          </table:table-cell>
          <table:table-cell table:style-name="Tabela1.B2" office:value-type="string">
            <text:p text:style-name="P2">Program do obliczania wartości wyrażenia arytmetycznego</text:p>
          </table:table-cell>
        </table:table-row>
        <table:table-row>
          <table:table-cell table:style-name="Tabela1.A2" office:value-type="string">
            <text:p text:style-name="P3">Data wykonania</text:p>
          </table:table-cell>
          <table:table-cell table:style-name="Tabela1.B2" office:value-type="string">
            <text:p text:style-name="P2">VI 2006</text:p>
          </table:table-cell>
        </table:table-row>
      </table:table>
      <text:p text:style-name="Standard"/>
      <text:list text:style-name="L1">
        <text:list-header>
          <text:h text:style-name="P4" text:outline-level="1" text:is-list-header="true"/>
        </text:list-header>
      </text:list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5">1. Wstęp<text:tab/>3</text:p>
          <text:p text:style-name="P5">2. Algorytm<text:tab/>3</text:p>
          <text:p text:style-name="P5">3. Pliki zewnętrzne i biblioteki<text:tab/>4</text:p>
          <text:p text:style-name="P5">4. Zmienne globalne<text:tab/>4</text:p>
          <text:p text:style-name="P5">5. Funkcje<text:tab/>5</text:p>
          <text:p text:style-name="P6"><text:s text:c="2"/>1. ErrorDivByZero<text:tab/>5</text:p>
          <text:p text:style-name="P6"><text:s text:c="2"/>2. Cmd*<text:tab/>5</text:p>
          <text:p text:style-name="P6"><text:s text:c="2"/>3. StosWydruk<text:tab/>5</text:p>
          <text:p text:style-name="P6"><text:s text:c="2"/>4. PobierzWyrazenie<text:tab/>5</text:p>
          <text:p text:style-name="P6"><text:s text:c="2"/>5. PoliczLinijki<text:tab/>5</text:p>
          <text:p text:style-name="P6"><text:s text:c="2"/>6. WartoscWyrazu<text:tab/>5</text:p>
          <text:p text:style-name="P6"><text:s text:c="2"/>7. ErrorOnPosition<text:tab/>5</text:p>
          <text:p text:style-name="P6"><text:s text:c="2"/>8. KonwertujWyrazenie<text:tab/>5</text:p>
          <text:p text:style-name="P6"><text:s text:c="2"/>9. Koniec<text:tab/>6</text:p>
          <text:p text:style-name="P6"><text:s text:c="2"/>10. Pomoc<text:tab/>6</text:p>
          <text:p text:style-name="P6"><text:s text:c="2"/>11. OptionFind<text:tab/>6</text:p>
          <text:p text:style-name="P6"><text:s text:c="2"/>12. HaveArgument<text:tab/>6</text:p>
          <text:p text:style-name="P6"><text:s text:c="2"/>13. PrintHelp<text:tab/>6</text:p>
          <text:p text:style-name="P5">6. Klasy<text:tab/>6</text:p>
          <text:p text:style-name="P6">1. Stos<text:tab/>6</text:p>
          <text:p text:style-name="P6">2. Stos::Element<text:tab/>7</text:p>
          <text:p text:style-name="P5">7. Instrukcja obsługi<text:tab/>7</text:p>
          <text:p text:style-name="P5">8. Listing programu<text:tab/>8</text:p>
        </text:index-body>
      </text:table-of-content>
      <text:p text:style-name="Text_20_body"/>
      <text:list text:style-name="L1" text:continue-numbering="true">
        <text:list-header>
          <text:h text:style-name="P4" text:outline-level="1" text:is-list-header="true">1. Wstęp</text:h>
        </text:list-header>
      </text:list>
      <text:p text:style-name="Text_20_body"><text:span text:style-name="T1">Program ma za zadanie obliczać wartość wyrażenia arytmetycznego podanego przez użytkownika. Obsługiwane operatory to </text:span><text:span text:style-name="T2">+, -, *, /, ^, (, ) </text:span><text:span text:style-name="T1">oraz </text:span><text:span text:style-name="T2">minus </text:span><text:span text:style-name="T1">jednoargumentowy</text:span><text:span text:style-name="T3">. Program pracuje w środowisku tekstowym. Za pomocą odpowiednich parametrów wywołania można zapisywać lub odczytywać dane z/do określonych plików.</text:span></text:p>
      <text:list text:style-name="L1" text:continue-numbering="true">
        <text:list-header>
          <text:h text:style-name="P7" text:outline-level="1" text:is-list-header="true">2. Algorytm</text:h>
        </text:list-header>
      </text:list>
      <text:p text:style-name="P8">Program wykorzystuje odwrotną notację polską do operacji na wyrażeniu. Pozwala to m.in. w łatwy sposób odnajdywać błędy składniowe w wyrażeniach.</text:p>
      <text:p text:style-name="P8"/>
      <table:table table:name="Tabela2" table:style-name="Tabela2">
        <table:table-column table:style-name="Tabela2.A" table:number-columns-repeated="3"/>
        <table:table-row>
          <table:table-cell office:value-type="string"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9">A</text:p>
                </table:table-cell>
                <table:table-cell table:style-name="Tabela3.B1" office:value-type="string">
                  <text:p text:style-name="P9">StateStart</text:p>
                </table:table-cell>
              </table:table-row>
              <table:table-row>
                <table:table-cell table:style-name="Tabela3.A2" office:value-type="string">
                  <text:p text:style-name="P9">B</text:p>
                </table:table-cell>
                <table:table-cell table:style-name="Tabela3.B2" office:value-type="string">
                  <text:p text:style-name="P9">StateOperand</text:p>
                </table:table-cell>
              </table:table-row>
              <table:table-row>
                <table:table-cell table:style-name="Tabela3.A2" office:value-type="string">
                  <text:p text:style-name="P9">C</text:p>
                </table:table-cell>
                <table:table-cell table:style-name="Tabela3.B2" office:value-type="string">
                  <text:p text:style-name="P9">StateNumber</text:p>
                </table:table-cell>
              </table:table-row>
              <table:table-row>
                <table:table-cell table:style-name="Tabela3.A2" office:value-type="string">
                  <text:p text:style-name="P9">D</text:p>
                </table:table-cell>
                <table:table-cell table:style-name="Tabela3.B2" office:value-type="string">
                  <text:p text:style-name="P9">StateNumberPoint</text:p>
                </table:table-cell>
              </table:table-row>
              <table:table-row>
                <table:table-cell table:style-name="Tabela3.A2" office:value-type="string">
                  <text:p text:style-name="P9">E</text:p>
                </table:table-cell>
                <table:table-cell table:style-name="Tabela3.B2" office:value-type="string">
                  <text:p text:style-name="P9">StateNumberMantisa</text:p>
                </table:table-cell>
              </table:table-row>
              <table:table-row>
                <table:table-cell table:style-name="Tabela3.A2" office:value-type="string">
                  <text:p text:style-name="P9">F</text:p>
                </table:table-cell>
                <table:table-cell table:style-name="Tabela3.B2" office:value-type="string">
                  <text:p text:style-name="P9">StateNumberPowerSign</text:p>
                </table:table-cell>
              </table:table-row>
              <table:table-row>
                <table:table-cell table:style-name="Tabela3.A2" office:value-type="string">
                  <text:p text:style-name="P9">G</text:p>
                </table:table-cell>
                <table:table-cell table:style-name="Tabela3.B2" office:value-type="string">
                  <text:p text:style-name="P9">StateNumberPowerMinus</text:p>
                </table:table-cell>
              </table:table-row>
              <table:table-row>
                <table:table-cell table:style-name="Tabela3.A2" office:value-type="string">
                  <text:p text:style-name="P9">H</text:p>
                </table:table-cell>
                <table:table-cell table:style-name="Tabela3.B2" office:value-type="string">
                  <text:p text:style-name="P9">StateNumberPower</text:p>
                </table:table-cell>
              </table:table-row>
              <table:table-row>
                <table:table-cell table:style-name="Tabela3.A2" office:value-type="string">
                  <text:p text:style-name="P9">I</text:p>
                </table:table-cell>
                <table:table-cell table:style-name="Tabela3.B2" office:value-type="string">
                  <text:p text:style-name="P9">StateOperator</text:p>
                </table:table-cell>
              </table:table-row>
              <table:table-row>
                <table:table-cell table:style-name="Tabela3.A2" office:value-type="string">
                  <text:p text:style-name="P9">J</text:p>
                </table:table-cell>
                <table:table-cell table:style-name="Tabela3.B2" office:value-type="string">
                  <text:p text:style-name="P9">StateEnd</text:p>
                </table:table-cell>
              </table:table-row>
            </table:table>
            <text:p text:style-name="P9"/>
          </table:table-cell>
          <table:table-cell office:value-type="string"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9">0</text:p>
                </table:table-cell>
                <table:table-cell table:style-name="Tabela4.B1" office:value-type="string">
                  <text:p text:style-name="P9">CmdNone</text:p>
                </table:table-cell>
              </table:table-row>
              <table:table-row>
                <table:table-cell table:style-name="Tabela4.A2" office:value-type="string">
                  <text:p text:style-name="P9">1</text:p>
                </table:table-cell>
                <table:table-cell table:style-name="Tabela4.B2" office:value-type="string">
                  <text:p text:style-name="P9">CmdSaveStartPos</text:p>
                </table:table-cell>
              </table:table-row>
              <table:table-row>
                <table:table-cell table:style-name="Tabela4.A2" office:value-type="string">
                  <text:p text:style-name="P9">2</text:p>
                </table:table-cell>
                <table:table-cell table:style-name="Tabela4.B2" office:value-type="string">
                  <text:p text:style-name="P9">CmdNumber</text:p>
                </table:table-cell>
              </table:table-row>
              <table:table-row>
                <table:table-cell table:style-name="Tabela4.A2" office:value-type="string">
                  <text:p text:style-name="P9">3</text:p>
                </table:table-cell>
                <table:table-cell table:style-name="Tabela4.B2" office:value-type="string">
                  <text:p text:style-name="P9">CmdMinus</text:p>
                </table:table-cell>
              </table:table-row>
              <table:table-row>
                <table:table-cell table:style-name="Tabela4.A2" office:value-type="string">
                  <text:p text:style-name="P9">4</text:p>
                </table:table-cell>
                <table:table-cell table:style-name="Tabela4.B2" office:value-type="string">
                  <text:p text:style-name="P9">CmdOpen</text:p>
                </table:table-cell>
              </table:table-row>
              <table:table-row>
                <table:table-cell table:style-name="Tabela4.A2" office:value-type="string">
                  <text:p text:style-name="P9">5</text:p>
                </table:table-cell>
                <table:table-cell table:style-name="Tabela4.B2" office:value-type="string">
                  <text:p text:style-name="P9">CmdClose</text:p>
                </table:table-cell>
              </table:table-row>
              <table:table-row>
                <table:table-cell table:style-name="Tabela4.A2" office:value-type="string">
                  <text:p text:style-name="P9">6</text:p>
                </table:table-cell>
                <table:table-cell table:style-name="Tabela4.B2" office:value-type="string">
                  <text:p text:style-name="P9">CmdNumber, CmdClose</text:p>
                </table:table-cell>
              </table:table-row>
              <table:table-row>
                <table:table-cell table:style-name="Tabela4.A2" office:value-type="string">
                  <text:p text:style-name="P9">7</text:p>
                </table:table-cell>
                <table:table-cell table:style-name="Tabela4.B2" office:value-type="string">
                  <text:p text:style-name="P9">CmdOperator</text:p>
                </table:table-cell>
              </table:table-row>
              <table:table-row>
                <table:table-cell table:style-name="Tabela4.A2" office:value-type="string">
                  <text:p text:style-name="P9">8</text:p>
                </table:table-cell>
                <table:table-cell table:style-name="Tabela4.B2" office:value-type="string">
                  <text:p text:style-name="P9">CmdNumber, CmdOperator</text:p>
                </table:table-cell>
              </table:table-row>
              <table:table-row>
                <table:table-cell table:style-name="Tabela4.A2" office:value-type="string">
                  <text:p text:style-name="P9">9</text:p>
                </table:table-cell>
                <table:table-cell table:style-name="Tabela4.B2" office:value-type="string">
                  <text:p text:style-name="P9">CmdEnd</text:p>
                </table:table-cell>
              </table:table-row>
              <table:table-row>
                <table:table-cell table:style-name="Tabela4.A2" office:value-type="string">
                  <text:p text:style-name="P9">10</text:p>
                </table:table-cell>
                <table:table-cell table:style-name="Tabela4.B2" office:value-type="string">
                  <text:p text:style-name="P9">CmdNumber, CmdEnd</text:p>
                </table:table-cell>
              </table:table-row>
            </table:table>
            <text:p text:style-name="P9"/>
          </table:table-cell>
          <table:table-cell office:value-type="string"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row>
                <table:table-cell table:style-name="Tabela5.A1" office:value-type="string">
                  <text:p text:style-name="P9">Operatory i Nawiasy</text:p>
                </table:table-cell>
                <table:table-cell table:style-name="Tabela5.A1" office:value-type="string">
                  <text:p text:style-name="P9">Nazwa</text:p>
                </table:table-cell>
                <table:table-cell table:style-name="Tabela5.C1" office:value-type="string">
                  <text:p text:style-name="P9">Waga</text:p>
                </table:table-cell>
              </table:table-row>
              <table:table-row>
                <table:table-cell table:style-name="Tabela5.A2" office:value-type="string">
                  <text:p text:style-name="P9">-</text:p>
                </table:table-cell>
                <table:table-cell table:style-name="Tabela5.A2" office:value-type="string">
                  <text:p text:style-name="P9">1</text:p>
                </table:table-cell>
                <table:table-cell table:style-name="Tabela5.C2" office:value-type="string">
                  <text:p text:style-name="P9">Sub</text:p>
                </table:table-cell>
              </table:table-row>
              <table:table-row>
                <table:table-cell table:style-name="Tabela5.A2" office:value-type="string">
                  <text:p text:style-name="P9">+</text:p>
                </table:table-cell>
                <table:table-cell table:style-name="Tabela5.A2" office:value-type="string">
                  <text:p text:style-name="P9">1</text:p>
                </table:table-cell>
                <table:table-cell table:style-name="Tabela5.C2" office:value-type="string">
                  <text:p text:style-name="P9">Add</text:p>
                </table:table-cell>
              </table:table-row>
              <table:table-row>
                <table:table-cell table:style-name="Tabela5.A2" office:value-type="string">
                  <text:p text:style-name="P9">*</text:p>
                </table:table-cell>
                <table:table-cell table:style-name="Tabela5.A2" office:value-type="string">
                  <text:p text:style-name="P9">2</text:p>
                </table:table-cell>
                <table:table-cell table:style-name="Tabela5.C2" office:value-type="string">
                  <text:p text:style-name="P9">Mul</text:p>
                </table:table-cell>
              </table:table-row>
              <table:table-row>
                <table:table-cell table:style-name="Tabela5.A2" office:value-type="string">
                  <text:p text:style-name="P9">/</text:p>
                </table:table-cell>
                <table:table-cell table:style-name="Tabela5.A2" office:value-type="string">
                  <text:p text:style-name="P9">2</text:p>
                </table:table-cell>
                <table:table-cell table:style-name="Tabela5.C2" office:value-type="string">
                  <text:p text:style-name="P9">Div</text:p>
                </table:table-cell>
              </table:table-row>
              <table:table-row>
                <table:table-cell table:style-name="Tabela5.A2" office:value-type="string">
                  <text:p text:style-name="P9">^</text:p>
                </table:table-cell>
                <table:table-cell table:style-name="Tabela5.A2" office:value-type="string">
                  <text:p text:style-name="P9">3</text:p>
                </table:table-cell>
                <table:table-cell table:style-name="Tabela5.C2" office:value-type="string">
                  <text:p text:style-name="P9">Pow</text:p>
                </table:table-cell>
              </table:table-row>
              <table:table-row>
                <table:table-cell table:style-name="Tabela5.A2" office:value-type="string">
                  <text:p text:style-name="P9">jednoargumentowy -</text:p>
                </table:table-cell>
                <table:table-cell table:style-name="Tabela5.A2" office:value-type="string">
                  <text:p text:style-name="P9">4</text:p>
                </table:table-cell>
                <table:table-cell table:style-name="Tabela5.C2" office:value-type="string">
                  <text:p text:style-name="P9">Neg</text:p>
                </table:table-cell>
              </table:table-row>
              <table:table-row>
                <table:table-cell table:style-name="Tabela5.A2" office:value-type="string">
                  <text:p text:style-name="P9">(, )</text:p>
                </table:table-cell>
                <table:table-cell table:style-name="Tabela5.A2" office:value-type="string">
                  <text:p text:style-name="P9">+5, -5</text:p>
                </table:table-cell>
                <table:table-cell table:style-name="Tabela5.C2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</table:table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office:value-type="string">
            <text:p text:style-name="P10">CmdNone</text:p>
          </table:table-cell>
          <table:table-cell office:value-type="string">
            <text:p text:style-name="P11">-</text:p>
          </table:table-cell>
          <table:table-cell office:value-type="string">
            <text:p text:style-name="P10">nic nie robimy.</text:p>
          </table:table-cell>
        </table:table-row>
        <table:table-row>
          <table:table-cell office:value-type="string">
            <text:p text:style-name="P10">CmdSaveStartPos</text:p>
          </table:table-cell>
          <table:table-cell office:value-type="string">
            <text:p text:style-name="P11">-</text:p>
          </table:table-cell>
          <table:table-cell office:value-type="string">
            <text:p text:style-name="P10">zapisujemy bieżącą pozycję do zmiennej.</text:p>
          </table:table-cell>
        </table:table-row>
        <table:table-row>
          <table:table-cell office:value-type="string">
            <text:p text:style-name="P10">CmdNumber</text:p>
          </table:table-cell>
          <table:table-cell office:value-type="string">
            <text:p text:style-name="P11">-</text:p>
          </table:table-cell>
          <table:table-cell office:value-type="string">
            <text:p text:style-name="P10">przyjmujemy liczbę zawartą pomiędzy zapisaną poprzednio pozycją a bieżącą, i zrzucamy ją na stos główny.</text:p>
          </table:table-cell>
        </table:table-row>
        <table:table-row>
          <table:table-cell office:value-type="string">
            <text:p text:style-name="P10">CmdMinus</text:p>
          </table:table-cell>
          <table:table-cell office:value-type="string">
            <text:p text:style-name="P11">-</text:p>
          </table:table-cell>
          <table:table-cell office:value-type="string">
            <text:p text:style-name="P10">zrzucamy operator (minus jednoargumentowy) z wagą zwiększoną o sumaryczną wagę otwartych nawiasów na stos dodatkowy.</text:p>
          </table:table-cell>
        </table:table-row>
        <table:table-row>
          <table:table-cell office:value-type="string">
            <text:p text:style-name="P10">CmdOpen</text:p>
          </table:table-cell>
          <table:table-cell office:value-type="string">
            <text:p text:style-name="P11">-</text:p>
          </table:table-cell>
          <table:table-cell office:value-type="string">
            <text:p text:style-name="P10">zwiększamy sumaryczną wagę otwartych nawiasów o wagę jednego nawiasu.</text:p>
          </table:table-cell>
        </table:table-row>
        <table:table-row>
          <table:table-cell office:value-type="string">
            <text:p text:style-name="P10">CmdClose</text:p>
          </table:table-cell>
          <table:table-cell office:value-type="string">
            <text:p text:style-name="P11">-</text:p>
          </table:table-cell>
          <table:table-cell office:value-type="string">
            <text:p text:style-name="P10">zmniejszamy sumaryczną wagę otwartych nawiasów o wagę jednego nawiasu.</text:p>
          </table:table-cell>
        </table:table-row>
        <table:table-row>
          <table:table-cell office:value-type="string">
            <text:p text:style-name="P10">CmdOperator</text:p>
          </table:table-cell>
          <table:table-cell office:value-type="string">
            <text:p text:style-name="P11">-</text:p>
          </table:table-cell>
          <table:table-cell office:value-type="string">
            <text:p text:style-name="P10">obliczamy wagę operatora jako wagę operatora w pozycji bieżącej zwiększoną o sumaryczną wagę otwartych nawiasów. Przerzucamy ze stosu dodatkowego na stos główny operatory o łącznej wadze większej lub równej łącznej wadze bieżącego operatora. Zrzucamy bieżący operator na  stos dodatkowy.</text:p>
          </table:table-cell>
        </table:table-row>
        <table:table-row>
          <table:table-cell office:value-type="string">
            <text:p text:style-name="P10">CmdEnd</text:p>
          </table:table-cell>
          <table:table-cell office:value-type="string">
            <text:p text:style-name="P11">-</text:p>
          </table:table-cell>
          <table:table-cell office:value-type="string">
            <text:p text:style-name="P10">Przerzucamy ze stosu dodatkowego na stos główny wszystkie operatory;</text:p>
          </table:table-cell>
        </table:table-row>
      </table:table>
      <text:p text:style-name="P8"><text:line-break/></text:p>
      <table:table table:name="Tabela7" table:style-name="Tabela7">
        <table:table-column table:style-name="Tabela7.A" table:number-columns-repeated="10"/>
        <table:table-column table:style-name="Tabela7.K"/>
        <table:table-row table:style-name="Tabela7.1">
          <table:table-cell table:style-name="Tabela7.A1" office:value-type="string">
            <text:p text:style-name="P12"/>
            <text:p text:style-name="P13"/>
          </table:table-cell>
          <table:table-cell table:style-name="Tabela7.B1" office:value-type="string">
            <text:p text:style-name="P12">\n</text:p>
            <text:p text:style-name="P13">Eof</text:p>
          </table:table-cell>
          <table:table-cell table:style-name="Tabela7.C1" office:value-type="string">
            <text:p text:style-name="P12">\x20</text:p>
            <text:p text:style-name="P13">\t</text:p>
          </table:table-cell>
          <table:table-cell table:style-name="Tabela7.C1" office:value-type="string">
            <text:p text:style-name="P12"/>
            <text:p text:style-name="P13">0-9</text:p>
          </table:table-cell>
          <table:table-cell table:style-name="Tabela7.C1" office:value-type="string">
            <text:p text:style-name="P12"/>
            <text:p text:style-name="P13">.</text:p>
          </table:table-cell>
          <table:table-cell table:style-name="Tabela7.C1" office:value-type="string">
            <text:p text:style-name="P12">E</text:p>
            <text:p text:style-name="P13">e</text:p>
          </table:table-cell>
          <table:table-cell table:style-name="Tabela7.C1" office:value-type="string">
            <text:p text:style-name="P12"/>
            <text:p text:style-name="P13">-</text:p>
          </table:table-cell>
          <table:table-cell table:style-name="Tabela7.C1" office:value-type="string">
            <text:p text:style-name="P12"/>
            <text:p text:style-name="P13">+</text:p>
          </table:table-cell>
          <table:table-cell table:style-name="Tabela7.C1" office:value-type="string">
            <text:p text:style-name="P12">*</text:p>
            <text:p text:style-name="P13">/</text:p>
            <text:p text:style-name="P13">^</text:p>
          </table:table-cell>
          <table:table-cell table:style-name="Tabela7.C1" office:value-type="string">
            <text:p text:style-name="P12"/>
            <text:p text:style-name="P13">(</text:p>
          </table:table-cell>
          <table:table-cell table:style-name="Tabela7.K1" office:value-type="string">
            <text:p text:style-name="P12"/>
            <text:p text:style-name="P13">)</text:p>
          </table:table-cell>
        </table:table-row>
        <table:table-row table:style-name="Tabela7.1">
          <table:table-cell table:style-name="Tabela7.A2" office:value-type="string">
            <text:p text:style-name="P12">A</text:p>
          </table:table-cell>
          <table:table-cell table:style-name="Tabela7.B2" office:value-type="string">
            <text:p text:style-name="P14"/>
          </table:table-cell>
          <table:table-cell table:style-name="Tabela7.C2" office:value-type="string">
            <text:p text:style-name="P14">A,0</text:p>
          </table:table-cell>
          <table:table-cell table:style-name="Tabela7.D2" office:value-type="string">
            <text:p text:style-name="P14">C,1</text:p>
          </table:table-cell>
          <table:table-cell table:style-name="Tabela7.D2" office:value-type="string">
            <text:p text:style-name="P14">D,1</text:p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>B,3</text:p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>A,4</text:p>
          </table:table-cell>
          <table:table-cell table:style-name="Tabela7.K2" office:value-type="string">
            <text:p text:style-name="P14"/>
          </table:table-cell>
        </table:table-row>
        <table:table-row table:style-name="Tabela7.1">
          <table:table-cell table:style-name="Tabela7.A3" office:value-type="string">
            <text:p text:style-name="P12">B</text:p>
          </table:table-cell>
          <table:table-cell table:style-name="Tabela7.B3" office:value-type="string">
            <text:p text:style-name="P14"/>
          </table:table-cell>
          <table:table-cell table:style-name="Tabela7.C3" office:value-type="string">
            <text:p text:style-name="P14">B,0</text:p>
          </table:table-cell>
          <table:table-cell table:style-name="Tabela7.C3" office:value-type="string">
            <text:p text:style-name="P14">C,1</text:p>
          </table:table-cell>
          <table:table-cell table:style-name="Tabela7.C3" office:value-type="string">
            <text:p text:style-name="P14">D,1</text:p>
          </table:table-cell>
          <table:table-cell table:style-name="Tabela7.C3" office:value-type="string">
            <text:p text:style-name="P14"/>
          </table:table-cell>
          <table:table-cell table:style-name="Tabela7.C3" office:value-type="string">
            <text:p text:style-name="P14"/>
          </table:table-cell>
          <table:table-cell table:style-name="Tabela7.C3" office:value-type="string">
            <text:p text:style-name="P14"/>
          </table:table-cell>
          <table:table-cell table:style-name="Tabela7.C3" office:value-type="string">
            <text:p text:style-name="P14"/>
          </table:table-cell>
          <table:table-cell table:style-name="Tabela7.C3" office:value-type="string">
            <text:p text:style-name="P14">A,4</text:p>
          </table:table-cell>
          <table:table-cell table:style-name="Tabela7.K3" office:value-type="string">
            <text:p text:style-name="P14"/>
          </table:table-cell>
        </table:table-row>
        <table:table-row table:style-name="Tabela7.1">
          <table:table-cell table:style-name="Tabela7.A4" office:value-type="string">
            <text:p text:style-name="P12">C</text:p>
          </table:table-cell>
          <table:table-cell table:style-name="Tabela7.B4" office:value-type="string">
            <text:p text:style-name="P14">J,10</text:p>
          </table:table-cell>
          <table:table-cell table:style-name="Tabela7.C4" office:value-type="string">
            <text:p text:style-name="P14">I,2</text:p>
          </table:table-cell>
          <table:table-cell table:style-name="Tabela7.C4" office:value-type="string">
            <text:p text:style-name="P14">C,0</text:p>
          </table:table-cell>
          <table:table-cell table:style-name="Tabela7.C4" office:value-type="string">
            <text:p text:style-name="P14">E,0</text:p>
          </table:table-cell>
          <table:table-cell table:style-name="Tabela7.C4" office:value-type="string">
            <text:p text:style-name="P14">F,0</text:p>
          </table:table-cell>
          <table:table-cell table:style-name="Tabela7.C4" office:value-type="string">
            <text:p text:style-name="P14">B,8</text:p>
          </table:table-cell>
          <table:table-cell table:style-name="Tabela7.C4" office:value-type="string">
            <text:p text:style-name="P14">B,8</text:p>
          </table:table-cell>
          <table:table-cell table:style-name="Tabela7.C4" office:value-type="string">
            <text:p text:style-name="P14">A,8</text:p>
          </table:table-cell>
          <table:table-cell table:style-name="Tabela7.C4" office:value-type="string">
            <text:p text:style-name="P14"/>
          </table:table-cell>
          <table:table-cell table:style-name="Tabela7.K4" office:value-type="string">
            <text:p text:style-name="P14">I,6</text:p>
          </table:table-cell>
        </table:table-row>
        <table:table-row table:style-name="Tabela7.1">
          <table:table-cell table:style-name="Tabela7.A2" office:value-type="string">
            <text:p text:style-name="P12">D</text:p>
          </table:table-cell>
          <table:table-cell table:style-name="Tabela7.B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>E,0</text:p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K2" office:value-type="string">
            <text:p text:style-name="P14"/>
          </table:table-cell>
        </table:table-row>
        <table:table-row table:style-name="Tabela7.1">
          <table:table-cell table:style-name="Tabela7.A2" office:value-type="string">
            <text:p text:style-name="P12">E</text:p>
          </table:table-cell>
          <table:table-cell table:style-name="Tabela7.B2" office:value-type="string">
            <text:p text:style-name="P14">J,10</text:p>
          </table:table-cell>
          <table:table-cell table:style-name="Tabela7.D2" office:value-type="string">
            <text:p text:style-name="P14">I,2</text:p>
          </table:table-cell>
          <table:table-cell table:style-name="Tabela7.D2" office:value-type="string">
            <text:p text:style-name="P14">E,0</text:p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>F,0</text:p>
          </table:table-cell>
          <table:table-cell table:style-name="Tabela7.D2" office:value-type="string">
            <text:p text:style-name="P14">B,8</text:p>
          </table:table-cell>
          <table:table-cell table:style-name="Tabela7.D2" office:value-type="string">
            <text:p text:style-name="P14">B,8</text:p>
          </table:table-cell>
          <table:table-cell table:style-name="Tabela7.D2" office:value-type="string">
            <text:p text:style-name="P14">A,8</text:p>
          </table:table-cell>
          <table:table-cell table:style-name="Tabela7.D2" office:value-type="string">
            <text:p text:style-name="P14"/>
          </table:table-cell>
          <table:table-cell table:style-name="Tabela7.K2" office:value-type="string">
            <text:p text:style-name="P14">I,6</text:p>
          </table:table-cell>
        </table:table-row>
        <table:table-row table:style-name="Tabela7.1">
          <table:table-cell table:style-name="Tabela7.A2" office:value-type="string">
            <text:p text:style-name="P12">F</text:p>
          </table:table-cell>
          <table:table-cell table:style-name="Tabela7.B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>H,0</text:p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>G,0</text:p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K2" office:value-type="string">
            <text:p text:style-name="P14"/>
          </table:table-cell>
        </table:table-row>
        <table:table-row table:style-name="Tabela7.1">
          <table:table-cell table:style-name="Tabela7.A2" office:value-type="string">
            <text:p text:style-name="P12">G</text:p>
          </table:table-cell>
          <table:table-cell table:style-name="Tabela7.B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>H,0</text:p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K2" office:value-type="string">
            <text:p text:style-name="P14"/>
          </table:table-cell>
        </table:table-row>
        <table:table-row table:style-name="Tabela7.1">
          <table:table-cell table:style-name="Tabela7.A3" office:value-type="string">
            <text:p text:style-name="P12">H</text:p>
          </table:table-cell>
          <table:table-cell table:style-name="Tabela7.B2" office:value-type="string">
            <text:p text:style-name="P14">J,10</text:p>
          </table:table-cell>
          <table:table-cell table:style-name="Tabela7.D2" office:value-type="string">
            <text:p text:style-name="P14">I,2</text:p>
          </table:table-cell>
          <table:table-cell table:style-name="Tabela7.D2" office:value-type="string">
            <text:p text:style-name="P14">H,0</text:p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/>
          </table:table-cell>
          <table:table-cell table:style-name="Tabela7.D2" office:value-type="string">
            <text:p text:style-name="P14">B,8</text:p>
          </table:table-cell>
          <table:table-cell table:style-name="Tabela7.D2" office:value-type="string">
            <text:p text:style-name="P14">B,8</text:p>
          </table:table-cell>
          <table:table-cell table:style-name="Tabela7.D2" office:value-type="string">
            <text:p text:style-name="P14">A,8</text:p>
          </table:table-cell>
          <table:table-cell table:style-name="Tabela7.D2" office:value-type="string">
            <text:p text:style-name="P14"/>
          </table:table-cell>
          <table:table-cell table:style-name="Tabela7.K2" office:value-type="string">
            <text:p text:style-name="P14">I,6</text:p>
          </table:table-cell>
        </table:table-row>
        <table:table-row table:style-name="Tabela7.1">
          <table:table-cell table:style-name="Tabela7.A10" office:value-type="string">
            <text:p text:style-name="P12">I</text:p>
          </table:table-cell>
          <table:table-cell table:style-name="Tabela7.B10" office:value-type="string">
            <text:p text:style-name="P14">J,9</text:p>
          </table:table-cell>
          <table:table-cell table:style-name="Tabela7.C10" office:value-type="string">
            <text:p text:style-name="P14">I,0</text:p>
          </table:table-cell>
          <table:table-cell table:style-name="Tabela7.C10" office:value-type="string">
            <text:p text:style-name="P14"/>
          </table:table-cell>
          <table:table-cell table:style-name="Tabela7.C10" office:value-type="string">
            <text:p text:style-name="P14"/>
          </table:table-cell>
          <table:table-cell table:style-name="Tabela7.C10" office:value-type="string">
            <text:p text:style-name="P14"/>
          </table:table-cell>
          <table:table-cell table:style-name="Tabela7.C10" office:value-type="string">
            <text:p text:style-name="P14">B,7</text:p>
          </table:table-cell>
          <table:table-cell table:style-name="Tabela7.C10" office:value-type="string">
            <text:p text:style-name="P14">B,7</text:p>
          </table:table-cell>
          <table:table-cell table:style-name="Tabela7.C10" office:value-type="string">
            <text:p text:style-name="P14">A,7</text:p>
          </table:table-cell>
          <table:table-cell table:style-name="Tabela7.C10" office:value-type="string">
            <text:p text:style-name="P14"/>
          </table:table-cell>
          <table:table-cell table:style-name="Tabela7.K10" office:value-type="string">
            <text:p text:style-name="P14">I,5</text:p>
          </table:table-cell>
        </table:table-row>
      </table:table>
      <text:p text:style-name="P15"/>
      <text:p text:style-name="P16">Kompilacja wyrażenia: Na początku stan kompilacji jest <text:span text:style-name="T4">StateStart</text:span>, natomiast sumaryczna waga otwartych nawiasów wynosi zero. Następnie, w zależności od bieżącego stanu i kolejnego symbolu z wiersza polecenia przechodzimy do odpowiedniego stanu według tabeli, oraz wykonujemy odpowiednie polecenie Cmd. Jeżeli w tabeli nie ma bieżącego znaku wiersza polecenia lub odpowiednia komórka w tabeli jest pusta, to bieżąca pozycja w wierszu polecenia jest pozycją błędu. Przy osiągnięciu stanu <text:span text:style-name="T4">StateEnd</text:span> kompilacja jest udana, jeżeli sumaryczna waga otwartych nawiasów wynosi zero. W przeciwnym wypadku koniec wiersza polecenia jest pozycją błędu.</text:p>
      <text:p text:style-name="P16">Wydruk stosu: Stos jest drukowany od dołu do góry. Jeżeli kolejny element stosu jest liczbą - drukujemy „<text:span text:style-name="T4">Push</text:span> liczba”, w przeciwnym wypadku drukujemy nazwę operatora „<text:span text:style-name="T4">Sub</text:span>”, „<text:span text:style-name="T4">Add</text:span>”, „<text:span text:style-name="T4">Mul</text:span>”, „<text:span text:style-name="T4">Div</text:span>”, „<text:span text:style-name="T4">Pow</text:span>” lub „<text:span text:style-name="T4">Neg</text:span>”.</text:p>
      <text:p text:style-name="P16">Wyliczenie wartości wyrazu: Przerzucamy wszystko na stos dodatkowy - odwrócenie „do góry nogami”. Następnie przerzucamy z powrotem jeżeli kolejny element jest liczbą. W przypadku operatora <text:span text:style-name="T4">Neg</text:span> zmieniamy znak wierzchołka stosu, w przypadku pozostałych operatorów wyciągamy ze stosu głównego wierzchołek jako <text:span text:style-name="T4">X</text:span>, wyciągamy ze stosu głównego wierzchołek jako <text:span text:style-name="T4">Y</text:span>, wykonujemy <text:span text:style-name="T4">X operator Y</text:span>, wynik zaś zrzucamy z powrotem na stos główny. Po wyczerpaniu zawartości stosu dodatkowego, w stosie głównym ma pozostać jedyny element - liczba, która jest wynikiem obliczanego wyrażenia.</text:p>
      <text:p text:style-name="P16"/>
      <text:list text:style-name="L1" text:continue-numbering="true">
        <text:list-header>
          <text:h text:style-name="P7" text:outline-level="1" text:is-list-header="true">3. Pliki zewnętrzne i biblioteki</text:h>
        </text:list-header>
      </text:list>
      <text:p text:style-name="Text_20_body">Pliki nagłówkowe <text:span text:style-name="T5">iostream</text:span><text:span text:style-name="T6">, </text:span><text:span text:style-name="T5">iomanip</text:span><text:span text:style-name="T6">, </text:span><text:span text:style-name="T5">fstream </text:span>oraz<text:span text:style-name="T6"> </text:span><text:span text:style-name="T5">string </text:span><text:span text:style-name="T6">dostarczają podstawowych funkcji do operacji na zmiennych, odczytywania i zapisywania danych do plików (oraz standardowego wejścia i wyjścia), operacji na ciągach znaków.</text:span></text:p>
      <text:p text:style-name="P17">Plik nagłówkowy <text:span text:style-name="T5">math.h</text:span> dostarcza funkcji arytmetycznych do wykonywania niezbędnych operacji (np. potęgowanie).</text:p>
      <text:p text:style-name="P17"/>
      <text:list text:style-name="L1" text:continue-numbering="true">
        <text:list-header>
          <text:h text:style-name="P18" text:outline-level="1" text:is-list-header="true">4. Zmienne globalne</text:h>
        </text:list-header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">enum State</text:p>
          </table:table-cell>
          <table:table-cell table:style-name="Tabela8.B1" office:value-type="string">
            <text:p text:style-name="P19">Wylicza możliwe stany w analizowanym wyrażeniu.</text:p>
          </table:table-cell>
        </table:table-row>
        <table:table-row>
          <table:table-cell table:style-name="Tabela8.A2" office:value-type="string">
            <text:p text:style-name="P19">enum Input</text:p>
          </table:table-cell>
          <table:table-cell table:style-name="Tabela8.B2" office:value-type="string">
            <text:p text:style-name="P19">Wylicza możliwe rodzaje znaków w wyrażeniu.</text:p>
          </table:table-cell>
        </table:table-row>
        <table:table-row>
          <table:table-cell table:style-name="Tabela8.A2" office:value-type="string">
            <text:p text:style-name="P19">enum Ops</text:p>
          </table:table-cell>
          <table:table-cell table:style-name="Tabela8.B2" office:value-type="string">
            <text:p text:style-name="P19">Wylicza możliwe operacje, które mogą być wykorzystane w wyrażeniu.</text:p>
          </table:table-cell>
        </table:table-row>
        <table:table-row>
          <table:table-cell table:style-name="Tabela8.A2" office:value-type="string">
            <text:p text:style-name="P19">bool ErrorPrintExpression</text:p>
          </table:table-cell>
          <table:table-cell table:style-name="Tabela8.B2" office:value-type="string">
            <text:p text:style-name="P19">Jeśli w przypadku błędy należy wyświetlić błędne wyrażenie, to zmienna przyjmuje wartość <text:span text:style-name="T5">true</text:span><text:span text:style-name="T6">.</text:span></text:p>
          </table:table-cell>
        </table:table-row>
        <table:table-row>
          <table:table-cell table:style-name="Tabela8.A2" office:value-type="string">
            <text:p text:style-name="P19">ostream * myout</text:p>
          </table:table-cell>
          <table:table-cell table:style-name="Tabela8.B2" office:value-type="string">
            <text:p text:style-name="P19">Wskazuje, gdzie mają być wysyłane komunikaty (czyli np. standardowe wyjście lub plik).</text:p>
          </table:table-cell>
        </table:table-row>
        <table:table-row>
          <table:table-cell table:style-name="Tabela8.A2" office:value-type="string">
            <text:p text:style-name="P19">ostream * myerr</text:p>
          </table:table-cell>
          <table:table-cell table:style-name="Tabela8.B2" office:value-type="string">
            <text:p text:style-name="P19">Wskazuje, gdzie mają być zapisywane komunikaty o błędach (np. plik).</text:p>
          </table:table-cell>
        </table:table-row>
      </table:table>
      <text:p text:style-name="Text_20_body"/>
      <text:list text:style-name="L1" text:continue-numbering="true">
        <text:list-header>
          <text:h text:style-name="P7" text:outline-level="1" text:is-list-header="true">5. Funkcje</text:h>
        </text:list-header>
      </text:list>
      <text:p text:style-name="Text_20_body"/>
      <text:h text:style-name="Heading_20_2" text:outline-level="2" text:is-list-header="true"><text:tab/><text:tab/>1. ErrorDivByZero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9">Zwracana wartość:</text:p>
          </table:table-cell>
          <table:table-cell table:style-name="Tabela9.B1" office:value-type="string">
            <text:p text:style-name="P19">void</text:p>
          </table:table-cell>
        </table:table-row>
        <table:table-row>
          <table:table-cell table:style-name="Tabela9.A2" office:value-type="string">
            <text:p text:style-name="P19">Parametry:</text:p>
          </table:table-cell>
          <table:table-cell table:style-name="Tabela9.B2" office:value-type="string">
            <text:p text:style-name="P19">void (Brak)</text:p>
          </table:table-cell>
        </table:table-row>
        <table:table-row>
          <table:table-cell table:style-name="Tabela9.A2" office:value-type="string">
            <text:p text:style-name="P19">Opis:</text:p>
          </table:table-cell>
          <table:table-cell table:style-name="Tabela9.B2" office:value-type="string">
            <text:p text:style-name="P19">Wyświetla komunikat o błędzie.</text:p>
          </table:table-cell>
        </table:table-row>
      </table:table>
      <text:list text:style-name="L1" text:continue-numbering="true">
        <text:list-item>
          <text:list text:continue-numbering="true">
            <text:list-header>
              <text:h text:style-name="P20" text:outline-level="2" text:is-list-header="true"><text:tab/><text:tab/>2. Cmd*</text:h>
            </text:list-header>
          </text:list>
        </text:list-item>
      </text:list>
      <text:p text:style-name="Text_20_body">Funkcje te zostały opisane w części <text:span text:style-name="T5">Algorytm</text:span><text:span text:style-name="T6">.</text:span></text:p>
      <text:p text:style-name="Text_20_body"/>
      <text:h text:style-name="Heading_20_2" text:outline-level="2" text:is-list-header="true"><text:tab/><text:tab/>3. StosWydruk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9">Zwracana wartość:</text:p>
          </table:table-cell>
          <table:table-cell table:style-name="Tabela10.B1" office:value-type="string">
            <text:p text:style-name="P19">void</text:p>
          </table:table-cell>
        </table:table-row>
        <table:table-row>
          <table:table-cell table:style-name="Tabela10.A2" office:value-type="string">
            <text:p text:style-name="P19">Parametry:</text:p>
          </table:table-cell>
          <table:table-cell table:style-name="Tabela10.B2" office:value-type="string">
            <text:p text:style-name="P19">Stos &amp;</text:p>
          </table:table-cell>
        </table:table-row>
        <table:table-row>
          <table:table-cell table:style-name="Tabela10.A2" office:value-type="string">
            <text:p text:style-name="P19">Opis:</text:p>
          </table:table-cell>
          <table:table-cell table:style-name="Tabela10.B2" office:value-type="string">
            <text:p text:style-name="P19">Interpretuje zawartość podanego stosu jako zapis odwrotnej notacji polskiej i wypisuje odpowiednio sformatowany zapis tego stosu.</text:p>
          </table:table-cell>
        </table:table-row>
      </table:table>
      <text:h text:style-name="Heading_20_2" text:outline-level="2" text:is-list-header="true"><text:tab/><text:tab/>4. PobierzWyrazenie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9">Zwracana wartość:</text:p>
          </table:table-cell>
          <table:table-cell table:style-name="Tabela11.B1" office:value-type="string">
            <text:p text:style-name="P19">char *</text:p>
          </table:table-cell>
        </table:table-row>
        <table:table-row>
          <table:table-cell table:style-name="Tabela11.A2" office:value-type="string">
            <text:p text:style-name="P19">Parametry:</text:p>
          </table:table-cell>
          <table:table-cell table:style-name="Tabela11.B2" office:value-type="string">
            <text:p text:style-name="P19">void</text:p>
          </table:table-cell>
        </table:table-row>
        <table:table-row>
          <table:table-cell table:style-name="Tabela11.A2" office:value-type="string">
            <text:p text:style-name="P19">Opis:</text:p>
          </table:table-cell>
          <table:table-cell table:style-name="Tabela11.B2" office:value-type="string">
            <text:p text:style-name="P19">Odczytuje ze standardowego wejścia wyrażenie, którego wartość program ma obliczyć.</text:p>
          </table:table-cell>
        </table:table-row>
      </table:table>
      <text:h text:style-name="Heading_20_2" text:outline-level="2" text:is-list-header="true"><text:tab/><text:tab/>5. PoliczLinijki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9">Zwracana wartość:</text:p>
          </table:table-cell>
          <table:table-cell table:style-name="Tabela12.B1" office:value-type="string">
            <text:p text:style-name="P19">unsigned</text:p>
          </table:table-cell>
        </table:table-row>
        <table:table-row>
          <table:table-cell table:style-name="Tabela12.A2" office:value-type="string">
            <text:p text:style-name="P19">Parametry:</text:p>
          </table:table-cell>
          <table:table-cell table:style-name="Tabela12.B2" office:value-type="string">
            <text:p text:style-name="P19">char *</text:p>
          </table:table-cell>
        </table:table-row>
        <table:table-row>
          <table:table-cell table:style-name="Tabela12.A2" office:value-type="string">
            <text:p text:style-name="P19">Opis:</text:p>
          </table:table-cell>
          <table:table-cell table:style-name="Tabela12.B2" office:value-type="string">
            <text:p text:style-name="P19">Oblicza ilość linijek z których składa się podany plik. Zwraca obliczoną wartość.</text:p>
          </table:table-cell>
        </table:table-row>
      </table:table>
      <text:h text:style-name="Heading_20_2" text:outline-level="2" text:is-list-header="true"><text:tab/><text:tab/>6. WartoscWyrazu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9">Zwracana wartość:</text:p>
          </table:table-cell>
          <table:table-cell table:style-name="Tabela13.B1" office:value-type="string">
            <text:p text:style-name="P19">bool</text:p>
          </table:table-cell>
        </table:table-row>
        <table:table-row>
          <table:table-cell table:style-name="Tabela13.A2" office:value-type="string">
            <text:p text:style-name="P19">Parametry:</text:p>
          </table:table-cell>
          <table:table-cell table:style-name="Tabela13.B2" office:value-type="string">
            <text:p text:style-name="P19">Stos &amp;, Stos &amp;</text:p>
          </table:table-cell>
        </table:table-row>
        <table:table-row>
          <table:table-cell table:style-name="Tabela13.A2" office:value-type="string">
            <text:p text:style-name="P19">Opis:</text:p>
          </table:table-cell>
          <table:table-cell table:style-name="Tabela13.B2" office:value-type="string">
            <text:p text:style-name="P19">Analizuje zawartość stosów i na tej podstawie wykonuje wszystkie podane operacje arytmetyczne. W razie wystąpienia błędu zwraca <text:span text:style-name="T5">false</text:span><text:span text:style-name="T6">, w przeciwnym wypadku zwraca </text:span><text:span text:style-name="T5">true</text:span><text:span text:style-name="T6">.</text:span></text:p>
          </table:table-cell>
        </table:table-row>
      </table:table>
      <text:h text:style-name="Heading_20_2" text:outline-level="2" text:is-list-header="true"><text:tab/><text:tab/>7. ErrorOnPosition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9">Zwracana wartość:</text:p>
          </table:table-cell>
          <table:table-cell table:style-name="Tabela14.B1" office:value-type="string">
            <text:p text:style-name="P19">unsigned</text:p>
          </table:table-cell>
        </table:table-row>
        <table:table-row>
          <table:table-cell table:style-name="Tabela14.A2" office:value-type="string">
            <text:p text:style-name="P19">Parametry:</text:p>
          </table:table-cell>
          <table:table-cell table:style-name="Tabela14.B2" office:value-type="string">
            <text:p text:style-name="P19">char *</text:p>
          </table:table-cell>
        </table:table-row>
        <table:table-row>
          <table:table-cell table:style-name="Tabela14.A2" office:value-type="string">
            <text:p text:style-name="P19">Opis:</text:p>
          </table:table-cell>
          <table:table-cell table:style-name="Tabela14.B2" office:value-type="string">
            <text:p text:style-name="P19">Oblicza ilość linijek z których składa się podany plik. Zwraca obliczoną wartość.</text:p>
          </table:table-cell>
        </table:table-row>
      </table:table>
      <text:p text:style-name="Standard"/>
      <text:h text:style-name="Heading_20_2" text:outline-level="2" text:is-list-header="true"><text:tab/><text:tab/>8. KonwertujWyrazenie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9">Zwracana wartość:</text:p>
          </table:table-cell>
          <table:table-cell table:style-name="Tabela15.B1" office:value-type="string">
            <text:p text:style-name="P19">bool</text:p>
          </table:table-cell>
        </table:table-row>
        <table:table-row>
          <table:table-cell table:style-name="Tabela15.A2" office:value-type="string">
            <text:p text:style-name="P19">Parametry:</text:p>
          </table:table-cell>
          <table:table-cell table:style-name="Tabela15.B2" office:value-type="string">
            <text:p text:style-name="P19">char *, Stos &amp;, Stos &amp;, TabRecord[][]</text:p>
          </table:table-cell>
        </table:table-row>
        <table:table-row>
          <table:table-cell table:style-name="Tabela15.A2" office:value-type="string">
            <text:p text:style-name="P19">Opis:</text:p>
          </table:table-cell>
          <table:table-cell table:style-name="Tabela15.B2" office:value-type="string">
            <text:p text:style-name="P19">Wyrażenie podane jako pierwszy argument konwertuje na postać stosu zapisaną w zmiennych podanych jako drugi i trzeci argument wywołania. W razie napotkania błędu składniowego zwraca wartość <text:span text:style-name="T5">false</text:span><text:span text:style-name="T6">. W procesie konwersji wykorzystywana jest dwuwymiarowa tablica stanów podana jako ostatni z argumentów.</text:span></text:p>
          </table:table-cell>
        </table:table-row>
      </table:table>
      <text:p text:style-name="Standard"/>
      <text:h text:style-name="Heading_20_2" text:outline-level="2" text:is-list-header="true"><text:tab/><text:tab/>9. Koniec</text:h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9">Zwracana wartość:</text:p>
          </table:table-cell>
          <table:table-cell table:style-name="Tabela16.B1" office:value-type="string">
            <text:p text:style-name="P19">void</text:p>
          </table:table-cell>
        </table:table-row>
        <table:table-row>
          <table:table-cell table:style-name="Tabela16.A2" office:value-type="string">
            <text:p text:style-name="P19">Parametry:</text:p>
          </table:table-cell>
          <table:table-cell table:style-name="Tabela16.B2" office:value-type="string">
            <text:p text:style-name="P19">void</text:p>
          </table:table-cell>
        </table:table-row>
        <table:table-row>
          <table:table-cell table:style-name="Tabela16.A2" office:value-type="string">
            <text:p text:style-name="P19">Opis:</text:p>
          </table:table-cell>
          <table:table-cell table:style-name="Tabela16.B2" office:value-type="string">
            <text:p text:style-name="P21">Wypisuje komunikat pożegnalny i kończy działanie programu. Jeśli program wyświetla komunikaty na standardowym wyjściu, to funkcja prosi o naciśnięcie klawisza <text:span text:style-name="T5">[Enter]</text:span>.</text:p>
          </table:table-cell>
        </table:table-row>
      </table:table>
      <text:p text:style-name="Standard"/>
      <text:h text:style-name="Heading_20_2" text:outline-level="2" text:is-list-header="true"><text:tab/><text:tab/>10. Pomoc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9">Zwracana wartość:</text:p>
          </table:table-cell>
          <table:table-cell table:style-name="Tabela17.B1" office:value-type="string">
            <text:p text:style-name="P19">void</text:p>
          </table:table-cell>
        </table:table-row>
        <table:table-row>
          <table:table-cell table:style-name="Tabela17.A2" office:value-type="string">
            <text:p text:style-name="P19">Parametry:</text:p>
          </table:table-cell>
          <table:table-cell table:style-name="Tabela17.B2" office:value-type="string">
            <text:p text:style-name="P19">void</text:p>
          </table:table-cell>
        </table:table-row>
        <table:table-row>
          <table:table-cell table:style-name="Tabela17.A2" office:value-type="string">
            <text:p text:style-name="P19">Opis:</text:p>
          </table:table-cell>
          <table:table-cell table:style-name="Tabela17.B2" office:value-type="string">
            <text:p text:style-name="P21">Wyświetla dodatkowe polecenia, których można użyć.</text:p>
          </table:table-cell>
        </table:table-row>
      </table:table>
      <text:h text:style-name="Heading_20_2" text:outline-level="2" text:is-list-header="true"/>
      <text:h text:style-name="Heading_20_2" text:outline-level="2" text:is-list-header="true"><text:tab/><text:tab/>11. OptionFind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9">Zwracana wartość:</text:p>
          </table:table-cell>
          <table:table-cell table:style-name="Tabela18.B1" office:value-type="string">
            <text:p text:style-name="P19">char *</text:p>
          </table:table-cell>
        </table:table-row>
        <table:table-row>
          <table:table-cell table:style-name="Tabela18.A2" office:value-type="string">
            <text:p text:style-name="P19">Parametry:</text:p>
          </table:table-cell>
          <table:table-cell table:style-name="Tabela18.B2" office:value-type="string">
            <text:p text:style-name="P19">int, char **, char</text:p>
          </table:table-cell>
        </table:table-row>
        <table:table-row>
          <table:table-cell table:style-name="Tabela18.A2" office:value-type="string">
            <text:p text:style-name="P19">Opis:</text:p>
          </table:table-cell>
          <table:table-cell table:style-name="Tabela18.B2" office:value-type="string">
            <text:p text:style-name="P19"><text:span text:style-name="T6">Sprawdza czy jeden z podanych w wierszu argumentów zaczyna się znakiem ukośnika (</text:span><text:span text:style-name="T5">/</text:span><text:span text:style-name="T6">) oraz czy następuje po nim znak podany jako trzeci argument wywołania funkcji. Jeśli tak, to jest zwracany adres znaku, który znajduje się zaraz za </text:span><text:span text:style-name="T5">/X </text:span>(gdzie <text:span text:style-name="T5">X</text:span> to szukany znak)<text:span text:style-name="T6">. Jeśli nie znaleziono szukanego argumentu, to funkcja zwraca </text:span><text:span text:style-name="T5">NULL</text:span><text:span text:style-name="T6">. Funkcja jest wykorzystywana do sprawdzenia opcji </text:span><text:span text:style-name="T5">/o</text:span><text:span text:style-name="T6">, </text:span><text:span text:style-name="T5">/i</text:span><text:span text:style-name="T6"> oraz </text:span><text:span text:style-name="T5">/l</text:span><text:span text:style-name="T6">.</text:span></text:p>
          </table:table-cell>
        </table:table-row>
      </table:table>
      <text:p text:style-name="Standard"/>
      <text:h text:style-name="Heading_20_2" text:outline-level="2" text:is-list-header="true"><text:tab/><text:tab/>12. HaveArgument</text:h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9">Zwracana wartość:</text:p>
          </table:table-cell>
          <table:table-cell table:style-name="Tabela20.B1" office:value-type="string">
            <text:p text:style-name="P19">bool</text:p>
          </table:table-cell>
        </table:table-row>
        <table:table-row>
          <table:table-cell table:style-name="Tabela20.A2" office:value-type="string">
            <text:p text:style-name="P19">Parametry:</text:p>
          </table:table-cell>
          <table:table-cell table:style-name="Tabela20.B2" office:value-type="string">
            <text:p text:style-name="P19">int, char **, char</text:p>
          </table:table-cell>
        </table:table-row>
        <table:table-row>
          <table:table-cell table:style-name="Tabela20.A2" office:value-type="string">
            <text:p text:style-name="P19">Opis:</text:p>
          </table:table-cell>
          <table:table-cell table:style-name="Tabela20.B2" office:value-type="string">
            <text:p text:style-name="P19"><text:span text:style-name="T6">Sprawdza czy jeden z podanych w wierszu argumentów </text:span>to <text:span text:style-name="T5">/X</text:span>, gdzie <text:span text:style-name="T5">X</text:span> to znak podany jako trzeci argument wywołania funkcji<text:span text:style-name="T6">. Jeśli tak, to zwracana jest wartość </text:span><text:span text:style-name="T5">true</text:span><text:span text:style-name="T6">. W przeciwnym wypadku zwracane jest </text:span><text:span text:style-name="T5">false</text:span><text:span text:style-name="T6">.</text:span></text:p>
          </table:table-cell>
        </table:table-row>
      </table:table>
      <text:p text:style-name="Standard"/>
      <text:h text:style-name="Heading_20_2" text:outline-level="2" text:is-list-header="true"><text:tab/><text:tab/>13. PrintHelp</text:h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9">Zwracana wartość:</text:p>
          </table:table-cell>
          <table:table-cell table:style-name="Tabela22.B1" office:value-type="string">
            <text:p text:style-name="P19">void</text:p>
          </table:table-cell>
        </table:table-row>
        <table:table-row>
          <table:table-cell table:style-name="Tabela22.A2" office:value-type="string">
            <text:p text:style-name="P19">Parametry:</text:p>
          </table:table-cell>
          <table:table-cell table:style-name="Tabela22.B2" office:value-type="string">
            <text:p text:style-name="P19">ostream *</text:p>
          </table:table-cell>
        </table:table-row>
        <table:table-row>
          <table:table-cell table:style-name="Tabela22.A2" office:value-type="string">
            <text:p text:style-name="P19">Opis:</text:p>
          </table:table-cell>
          <table:table-cell table:style-name="Tabela22.B2" office:value-type="string">
            <text:p text:style-name="P21">Wypisuje (do obiektu podanego jako argument) informacje na temat przełączników, których możemy użyć przy wywoływaniu programu.</text:p>
          </table:table-cell>
        </table:table-row>
      </table:table>
      <text:p text:style-name="Standard"/>
      <text:list text:style-name="L1" text:continue-numbering="true">
        <text:list-header>
          <text:h text:style-name="P7" text:outline-level="1" text:is-list-header="true">6. Klasy</text:h>
          <text:list>
            <text:list-item>
              <text:list>
                <text:list-header>
                  <text:h text:style-name="P20" text:outline-level="2" text:is-list-header="true">1. Stos</text:h>
                </text:list-header>
              </text:list>
            </text:list-item>
          </text:list>
        </text:list-header>
      </text:list>
      <text:p text:style-name="Text_20_body">Klasa reprezentuje dynamicznie rosnący stos. Możemy na niego wkładać elementy i zdejmować je ze stosu. Elementy mogą być także usuwane ze środka stosu. Zawiera publiczną podklasę <text:span text:style-name="T5">Element</text:span><text:span text:style-name="T6">.</text:span></text:p>
      <text:p text:style-name="P17">Posiada konstruktor domyślny, destruktor, oraz operatory: rzutowania na typ <text:span text:style-name="T5">bool</text:span>, przesunięć bitowych w lewo raz w prawo, nawiasów okrągłych.</text:p>
      <text:p text:style-name="P17">Zmienne prywatne: rozmiar, pocztek (wskazuje na pierwszy element).</text:p>
      <text:p text:style-name="P17">Metody: elementPtr (zwraca adres elementu o poadnym indeksie), remove (usuwa element o podanym indeksie), last (zwraca adres ostatniego elementu), vGet i wGet (zwracają odpowiednio wartość zmiennej <text:span text:style-name="T5">v</text:span> lub <text:span text:style-name="T5">w</text:span> z elementu o podanym indeksie).</text:p>
      <text:p text:style-name="P17">Metody prywatne: rem (zdejmuje element ze stosu), add (wkłada element na stos).</text:p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h text:style-name="P20" text:outline-level="2" text:is-list-header="true">2. Stos::Element</text:h>
                </text:list-header>
              </text:list>
            </text:list-item>
          </text:list>
        </text:list-item>
      </text:list>
      <text:p text:style-name="Text_20_body">Klasa ta reprezentuje pojedynczy element w obrębie stosu. Służy głównie do przechowywania zmiennych <text:span text:style-name="T5">w</text:span><text:span text:style-name="T6"> (od weight - ang. waga) oraz </text:span><text:span text:style-name="T5">v</text:span><text:span text:style-name="T6"> (od value - ang. wartość). Posiada oczywiście zmienne prywatne </text:span><text:span text:style-name="T5">v</text:span><text:span text:style-name="T6"> oraz </text:span><text:span text:style-name="T5">w</text:span><text:span text:style-name="T6"> oraz dodatkowo zmienną </text:span><text:span text:style-name="T5">next </text:span><text:span text:style-name="T6">wskazującą na następny element na stosie.</text:span></text:p>
      <text:p text:style-name="P17">W jej skład wchodzą publiczne metody <text:span text:style-name="T5">vGet</text:span>,<text:span text:style-name="T5"> wGet</text:span>,<text:span text:style-name="T5"> nextGet</text:span>,<text:span text:style-name="T5"> wSet</text:span>,<text:span text:style-name="T5"> vSet</text:span>,<text:span text:style-name="T5"> nextSet</text:span>, które odpowiednio odczytują/ustawiają wartości zmiennych <text:span text:style-name="T5">v</text:span>, <text:span text:style-name="T5">w</text:span> oraz <text:span text:style-name="T5">next</text:span>.</text:p>
      <text:p text:style-name="P17">Klasa posiada konstruktory domyślny oraz kopiujący, operator przypisania i metodę <text:span text:style-name="T5">print </text:span>(wyświetla ona zawartość dane egzemplarza klasy).</text:p>
      <text:list text:style-name="L1" text:continue-numbering="true">
        <text:list-header>
          <text:h text:style-name="P18" text:outline-level="1" text:is-list-header="true">7. Instrukcja obsługi</text:h>
        </text:list-header>
      </text:list>
      <text:p text:style-name="P17">Po skompilowaniu programu, uruchamiamy go poleceniem <text:span text:style-name="T5">projekt1</text:span> (lub <text:span text:style-name="T5">./projekt1</text:span> w systemach Uniksowych). Oczywiście pod warunkiem, że plik wykonywalny nazwaliśmy <text:span text:style-name="T5">projekt1</text:span>.</text:p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kod">Witamy w programie 'projekt1'. Zyczymy milej pracy.</text:p>
            <text:p text:style-name="kod">Przydatne komendy:</text:p>
            <text:p text:style-name="kod"><text:s/>? - pomoc,</text:p>
            <text:p text:style-name="kod"><text:s/>! - wyjscie z programu,</text:p>
            <text:p text:style-name="kod">projekt1&gt;</text:p>
          </table:table-cell>
        </table:table-row>
      </table:table>
      <text:p text:style-name="P17"/>
      <text:p text:style-name="P17">Możemy teraz wprowadzić wyrażenie arytmetyczne, kótrego wynik chcemy poznać. Dozwolone są operatory <text:span text:style-name="T2">+, -, *, /, ^, (, ) </text:span><text:span text:style-name="T1">oraz </text:span><text:span text:style-name="T2">minus </text:span><text:span text:style-name="T1">jednoargumentowy. Liczby możemy zapisywać w postaci dziesiętnej (np.</text:span><text:span text:style-name="T2"> 45.346</text:span><text:span text:style-name="T1">) oraz korzystając z liczby </text:span><text:span text:style-name="T2">E</text:span><text:span text:style-name="T1"> (np. </text:span><text:span text:style-name="T2">10E13</text:span><text:span text:style-name="T1">).</text:span></text:p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kod">projekt1&gt; 0.5*(7-9)</text:p>
            <text:p text:style-name="kod">Wynik: -1.000000</text:p>
            <text:p text:style-name="kod">projekt1&gt; 2e6*1/9</text:p>
            <text:p text:style-name="kod">Wynik: 222222.222222</text:p>
            <text:p text:style-name="kod">projekt1&gt;</text:p>
          </table:table-cell>
        </table:table-row>
      </table:table>
      <text:p text:style-name="P22"/>
      <text:p text:style-name="P22">Jeśli popełnimy błąd w konstruowanym zapytaniu, to program poinformuje nas o tym, gdzie błąd wystąpił.</text:p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kod">projekt1&gt; 1+(*8-0)</text:p>
            <text:p text:style-name="kod">Blad: <text:s text:c="7"/>^</text:p>
            <text:p text:style-name="kod">projekt1&gt; 5/a3</text:p>
            <text:p text:style-name="kod">Blad: <text:s text:c="6"/>^</text:p>
            <text:p text:style-name="kod">projekt1&gt; 678.3*(6-(1/9)</text:p>
            <text:p text:style-name="kod">Blad: <text:s text:c="18"/>^</text:p>
            <text:p text:style-name="kod">projekt1&gt;</text:p>
          </table:table-cell>
        </table:table-row>
      </table:table>
      <text:p text:style-name="P22"/>
      <text:p text:style-name="P22">Zamiast podawać wyrażenia za pomocą klawiatury, możemy zapisać je wcześniej do pliku i uruchomić program z opcją <text:span text:style-name="T5">/iPLIK.TXT</text:span>. Wtedy program sam odczyta wyrażenia z tego pliku i obliczy ich wartości. Podobnych opcji możemy użyć do zapisywania wyników do pliku. Szczegółowe informacje na ten temat ujrzymy po wydaniu polecenia <text:span text:style-name="T5">projekt1 /?</text:span>:</text:p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kod">C:\projekt1&gt;projekt1 /?</text:p>
            <text:p text:style-name="kod">Wywolywanie programu: projekt1 [/iPLIK] [/oPLIK] [/lPLIK] [/m] [/?]</text:p>
            <text:p text:style-name="kod"/>
            <text:p text:style-name="kod">Wszystkie argumenty w nawiasach kwadratowych sa opcjonalne.</text:p>
            <text:p text:style-name="kod">Znaczenie poszczegolnych argumentow:</text:p>
            <text:p text:style-name="kod">/iPLIK <text:s/>- pobiera dane z pliku PLIK zamiast z klawiatury</text:p>
            <text:p text:style-name="kod">/oPLIK <text:s/>- zapisuje wyjscie do pliku PLIK, zamiast wyswietlac</text:p>
            <text:p text:style-name="kod"><text:s text:c="10"/>je na ekranie</text:p>
            <text:p text:style-name="kod">/lPLIK <text:s/>- do pliku PLIK zapisywane sa wszystkie operacje</text:p>
            <text:p text:style-name="kod"><text:s text:c="10"/>nieprawidlowe oraz przebieg analizy operacji</text:p>
            <text:p text:style-name="kod"><text:s text:c="10"/>prawidlowych w odwrotnej notacji polskiej</text:p>
            <text:p text:style-name="kod">/m <text:s text:c="5"/>- w razie bledu na ekranie wyswietlane jest samo wyrazenie</text:p>
            <text:p text:style-name="kod">/? <text:s text:c="5"/>- wyswietlenie tego ekranu pomocy</text:p>
          </table:table-cell>
        </table:table-row>
      </table:table>
      <text:p text:style-name="P22">Aby sprawdzić jakich dodatkowych poleceń możemy użyć w czasie pracy z programem, należy wydać polecenie <text:span text:style-name="T5">?</text:span>. Działanie programu kończymy wpisując <text:span text:style-name="T5">!</text:span> zamiast wyrażenia.</text:p>
      <text:p text:style-name="P22"/>
      <text:list text:style-name="L1" text:continue-numbering="true">
        <text:list-header>
          <text:h text:style-name="P18" text:outline-level="1" text:is-list-header="true">8. Listing programu</text:h>
        </text:list-header>
      </text:list>
      <text:p text:style-name="P23">#include &lt;iostream&gt;</text:p>
      <text:p text:style-name="P23">#include &lt;iomanip&gt;</text:p>
      <text:p text:style-name="P23">#include &lt;fstream&gt;</text:p>
      <text:p text:style-name="P23">#include &lt;math.h&gt;</text:p>
      <text:p text:style-name="P23">#include &lt;string&gt;</text:p>
      <text:p text:style-name="P23"/>
      <text:p text:style-name="P23">using namespace std;</text:p>
      <text:p text:style-name="P23"/>
      <text:p text:style-name="P23">enum State {StateStart, StateOperand, StateNumber, StateNumberPoint, StateNumberMantisa, StateNumberPowerSign, StateNumberPowerMinus, StateNumberPower, StateOperator, StateEnd, StateError};</text:p>
      <text:p text:style-name="P23">enum Input {Eof, Space, Digit, Dot, E, Minus, Plus, Mul, OBr, CBr};</text:p>
      <text:p text:style-name="P23">enum Ops { OpSub, OpAdd, OpMul, OpDiv, OpPow, OpNeg };</text:p>
      <text:p text:style-name="P23"/>
      <text:p text:style-name="P23">bool ErrorPrintExpression = false;</text:p>
      <text:p text:style-name="P23"/>
      <text:p text:style-name="P23">ostream * myout = &amp;cout;</text:p>
      <text:p text:style-name="P23">ostream * myerr = (ostream *) NULL;</text:p>
      <text:p text:style-name="P23"/>
      <text:p text:style-name="P23">const unsigned BuforPliku = 1024;</text:p>
      <text:p text:style-name="P23"/>
      <text:p text:style-name="P23">class Stos</text:p>
      <text:p text:style-name="P23">{</text:p>
      <text:p text:style-name="P23"><text:tab/>public:</text:p>
      <text:p text:style-name="P23"><text:tab/><text:tab/>class Element</text:p>
      <text:p text:style-name="P23"><text:tab/><text:tab/>{</text:p>
      <text:p text:style-name="P23"><text:tab/><text:tab/><text:tab/>private:</text:p>
      <text:p text:style-name="P23"><text:tab/><text:tab/><text:tab/><text:tab/>double v;</text:p>
      <text:p text:style-name="P23"><text:tab/><text:tab/><text:tab/><text:tab/>int w;</text:p>
      <text:p text:style-name="P23"><text:tab/><text:tab/><text:tab/><text:tab/>Element * next;</text:p>
      <text:p text:style-name="P23"><text:tab/><text:tab/><text:tab/>public:</text:p>
      <text:p text:style-name="P23"><text:tab/><text:tab/><text:tab/><text:tab/>double vGet() const { return v;}</text:p>
      <text:p text:style-name="P23"><text:tab/><text:tab/><text:tab/><text:tab/>int wGet() const { return w;}</text:p>
      <text:p text:style-name="P23"><text:tab/><text:tab/><text:tab/><text:tab/>Element * nextGet() const { return next;}</text:p>
      <text:p text:style-name="P23"><text:tab/><text:tab/><text:tab/><text:tab/>void wSet(int a) <text:s text:c="3"/>{ w = a; }</text:p>
      <text:p text:style-name="P23"><text:tab/><text:tab/><text:tab/><text:tab/>void vSet(double a) { v = a; }</text:p>
      <text:p text:style-name="P23"><text:tab/><text:tab/><text:tab/><text:tab/>void nextSet(Element * a) { next = a; }</text:p>
      <text:p text:style-name="P23"><text:tab/><text:tab/><text:tab/><text:tab/>Element &amp; operator=(const Element &amp;a);</text:p>
      <text:p text:style-name="P23"><text:tab/><text:tab/><text:tab/><text:tab/>Element():v(0), w(0), next(0) {};</text:p>
      <text:p text:style-name="P23"><text:tab/><text:tab/><text:tab/><text:tab/>Element (const Element &amp; a);</text:p>
      <text:p text:style-name="P23"><text:tab/><text:tab/><text:tab/><text:tab/>Element (double a, int b): v(a), w(b), next(NULL) {}</text:p>
      <text:p text:style-name="P23"><text:tab/><text:tab/><text:tab/><text:tab/>void print() const { *myout &lt;&lt; "v: " &lt;&lt; v &lt;&lt; ", w: " &lt;&lt; w; }</text:p>
      <text:p text:style-name="P23"><text:tab/><text:tab/><text:tab/><text:tab/>friend ostream &amp;operator&lt;&lt;(ostream &amp;s,const Stos::Element &amp;a);</text:p>
      <text:p text:style-name="P23"><text:tab/><text:tab/>};</text:p>
      <text:p text:style-name="P23"><text:tab/><text:tab/>Stos(): rozmiar(0), poczatek(NULL) {}</text:p>
      <text:p text:style-name="P23"><text:tab/><text:tab/>class Empty {};</text:p>
      <text:p text:style-name="P23"><text:tab/><text:tab/>~Stos();</text:p>
      <text:p text:style-name="P23"><text:tab/><text:tab/>operator bool() const { return(poczatek); }</text:p>
      <text:p text:style-name="P23"><text:tab/><text:tab/>Stos &amp;operator&lt;&lt;(const Element a) { add(a); return(*this); }</text:p>
      <text:p text:style-name="P23"><text:tab/><text:tab/>Stos &amp;operator&gt;&gt;(Element &amp; a) { rem(a); return(*this); }</text:p>
      <text:p text:style-name="P23"><text:tab/><text:tab/>friend ostream &amp;operator&lt;&lt;(ostream &amp;s,const Stos &amp;S);</text:p>
      <text:p text:style-name="P23"><text:tab/><text:tab/>Element * elementPtr (unsigned i) const;</text:p>
      <text:p text:style-name="P23"><text:tab/><text:tab/>unsigned operator()() const { return rozmiar; }</text:p>
      <text:p text:style-name="P23"><text:tab/><text:tab/>Element remove(unsigned i);</text:p>
      <text:p text:style-name="P23"><text:tab/><text:tab/>Element * last() const;</text:p>
      <text:p text:style-name="P23"><text:tab/><text:tab/>double vGet(unsigned a) const;</text:p>
      <text:p text:style-name="P23"><text:tab/><text:tab/>int <text:s text:c="3"/>wGet(unsigned a) const;</text:p>
      <text:p text:style-name="P23"><text:tab/>private:</text:p>
      <text:p text:style-name="P23"><text:tab/><text:tab/>unsigned rozmiar;</text:p>
      <text:p text:style-name="P23"><text:tab/><text:tab/>Element * poczatek;</text:p>
      <text:p text:style-name="P23"><text:tab/><text:tab/>void rem (Element &amp;a);</text:p>
      <text:p text:style-name="P23"><text:tab/><text:tab/>void add (const Element a);</text:p>
      <text:p text:style-name="P23">};</text:p>
      <text:p text:style-name="P23"/>
      <text:p text:style-name="P23">double Stos::vGet(unsigned a) const</text:p>
      <text:p text:style-name="P23">{</text:p>
      <text:p text:style-name="P23"><text:tab/>Stos::Element * p = poczatek;</text:p>
      <text:p text:style-name="P23"><text:tab/>for (unsigned c = 0; c != a; c++)</text:p>
      <text:p text:style-name="P23"><text:tab/>{</text:p>
      <text:p text:style-name="P23"><text:tab/><text:tab/>p = p-&gt;nextGet();</text:p>
      <text:p text:style-name="P23"><text:tab/>}</text:p>
      <text:p text:style-name="P23"><text:tab/>return p-&gt;vGet();</text:p>
      <text:p text:style-name="P23">}</text:p>
      <text:p text:style-name="P23"/>
      <text:p text:style-name="P23">int Stos::wGet(unsigned a) const</text:p>
      <text:p text:style-name="P23">{</text:p>
      <text:p text:style-name="P23"><text:tab/>Stos::Element * p = poczatek;</text:p>
      <text:p text:style-name="P23"><text:tab/>for (unsigned c = 0; c != a; c++)</text:p>
      <text:p text:style-name="P23"><text:tab/>{</text:p>
      <text:p text:style-name="P23"><text:tab/><text:tab/>p = p-&gt;nextGet();</text:p>
      <text:p text:style-name="P23"><text:tab/>}</text:p>
      <text:p text:style-name="P23"><text:tab/>return p-&gt;wGet();</text:p>
      <text:p text:style-name="P23">}</text:p>
      <text:p text:style-name="P23"/>
      <text:p text:style-name="P23">Stos::Element * Stos::last() const</text:p>
      <text:p text:style-name="P23">{</text:p>
      <text:p text:style-name="P23"><text:tab/>if (!rozmiar)</text:p>
      <text:p text:style-name="P23"><text:tab/>{</text:p>
      <text:p text:style-name="P23"><text:tab/><text:tab/>return(NULL);</text:p>
      <text:p text:style-name="P23"><text:tab/>} else {</text:p>
      <text:p text:style-name="P23"><text:tab/><text:tab/>return elementPtr(operator()() - 1);</text:p>
      <text:p text:style-name="P23"><text:tab/>}</text:p>
      <text:p text:style-name="P23">}</text:p>
      <text:p text:style-name="P23"/>
      <text:p text:style-name="P23">Stos::Element Stos::remove (unsigned i)</text:p>
      <text:p text:style-name="P23">{</text:p>
      <text:p text:style-name="P23"><text:tab/>Element zwr;</text:p>
      <text:p text:style-name="P23"><text:tab/>if (rozmiar == 0)</text:p>
      <text:p text:style-name="P23"><text:tab/>{</text:p>
      <text:p text:style-name="P23"><text:tab/><text:tab/>return zwr;</text:p>
      <text:p text:style-name="P23"><text:tab/>}</text:p>
      <text:p text:style-name="P23"><text:tab/>if (i == 0)</text:p>
      <text:p text:style-name="P23"><text:tab/>{</text:p>
      <text:p text:style-name="P23"><text:tab/><text:tab/>Element * a = poczatek;</text:p>
      <text:p text:style-name="P23"><text:tab/><text:tab/>poczatek = a-&gt;nextGet();</text:p>
      <text:p text:style-name="P23"><text:tab/><text:tab/>zwr = *a;</text:p>
      <text:p text:style-name="P23"><text:tab/><text:tab/>delete a;</text:p>
      <text:p text:style-name="P23"><text:tab/>} else if (i &gt;= (operator()() - 1)) {</text:p>
      <text:p text:style-name="P23"><text:tab/><text:tab/>Element * a = elementPtr(operator()() - 2);</text:p>
      <text:p text:style-name="P23"><text:tab/><text:tab/>zwr = *(a-&gt;nextGet());</text:p>
      <text:p text:style-name="P23"><text:tab/><text:tab/>delete a-&gt;nextGet();</text:p>
      <text:p text:style-name="P23"><text:tab/><text:tab/>a-&gt;nextSet(NULL);</text:p>
      <text:p text:style-name="P23"><text:tab/>} else {</text:p>
      <text:p text:style-name="P23"><text:tab/><text:tab/>Element * toDelete = elementPtr(i);</text:p>
      <text:p text:style-name="P23"><text:tab/><text:tab/>Element * before = elementPtr(i-1);</text:p>
      <text:p text:style-name="P23"><text:tab/><text:tab/>before-&gt;nextSet(toDelete-&gt;nextGet());</text:p>
      <text:p text:style-name="P23"><text:tab/><text:tab/>zwr = *toDelete;</text:p>
      <text:p text:style-name="P23"><text:tab/><text:tab/>delete toDelete;</text:p>
      <text:p text:style-name="P23"><text:tab/>}</text:p>
      <text:p text:style-name="P23"><text:tab/>--rozmiar;</text:p>
      <text:p text:style-name="P23"><text:tab/>return zwr;</text:p>
      <text:p text:style-name="P23">}</text:p>
      <text:p text:style-name="P23"/>
      <text:p text:style-name="P23">Stos::Element * Stos::elementPtr (unsigned i) const</text:p>
      <text:p text:style-name="P23">{</text:p>
      <text:p text:style-name="P23"><text:tab/>Stos::Element * p = poczatek;</text:p>
      <text:p text:style-name="P23"><text:tab/>for (unsigned c = 0; c != i; c++)</text:p>
      <text:p text:style-name="P23"><text:tab/>{</text:p>
      <text:p text:style-name="P23"><text:tab/><text:tab/>p = p-&gt;nextGet();</text:p>
      <text:p text:style-name="P23"><text:tab/>}</text:p>
      <text:p text:style-name="P23"><text:tab/>return p;</text:p>
      <text:p text:style-name="P23">}</text:p>
      <text:p text:style-name="P23"/>
      <text:p text:style-name="P23">Stos::Element::Element(const Element &amp; a): v(a.vGet()), w(a.wGet()), next(a.nextGet())</text:p>
      <text:p text:style-name="P23">{</text:p>
      <text:p text:style-name="P23">}</text:p>
      <text:p text:style-name="P23"/>
      <text:p text:style-name="P23">Stos::Element &amp; Stos::Element::operator=(const Element &amp; a)</text:p>
      <text:p text:style-name="P23">{</text:p>
      <text:p text:style-name="P23"><text:tab/>w = a.w;</text:p>
      <text:p text:style-name="P23"><text:tab/>v = a.v;</text:p>
      <text:p text:style-name="P23"><text:tab/>next = a.next;</text:p>
      <text:p text:style-name="P23"><text:tab/>return(*this);</text:p>
      <text:p text:style-name="P23">}</text:p>
      <text:p text:style-name="P23"/>
      <text:p text:style-name="P23">Stos::~Stos()</text:p>
      <text:p text:style-name="P23">{</text:p>
      <text:p text:style-name="P23"><text:tab/>if (rozmiar == 0) return;</text:p>
      <text:p text:style-name="P23"><text:tab/>return;</text:p>
      <text:p text:style-name="P23"><text:tab/>while (poczatek)</text:p>
      <text:p text:style-name="P23"><text:tab/>{</text:p>
      <text:p text:style-name="P23"><text:tab/><text:tab/>Element *t = poczatek-&gt;nextGet();</text:p>
      <text:p text:style-name="P23"><text:tab/><text:tab/>delete poczatek;</text:p>
      <text:p text:style-name="P23"><text:tab/><text:tab/>poczatek = t;</text:p>
      <text:p text:style-name="P23"><text:tab/>}</text:p>
      <text:p text:style-name="P23">}</text:p>
      <text:p text:style-name="P23"/>
      <text:p text:style-name="P23">void Stos::add(const Element a)</text:p>
      <text:p text:style-name="P23">{</text:p>
      <text:p text:style-name="P23"><text:tab/>Element * N = new Element;</text:p>
      <text:p text:style-name="P23"><text:tab/>(*N) = a;</text:p>
      <text:p text:style-name="P23"><text:tab/>N-&gt;nextSet(NULL);</text:p>
      <text:p text:style-name="P23"><text:tab/>if (rozmiar == 0)</text:p>
      <text:p text:style-name="P23"><text:tab/>{</text:p>
      <text:p text:style-name="P23"><text:tab/><text:tab/>poczatek = N;</text:p>
      <text:p text:style-name="P23"><text:tab/>} else {</text:p>
      <text:p text:style-name="P23"><text:tab/><text:tab/>Element * b = last();</text:p>
      <text:p text:style-name="P23"><text:tab/><text:tab/>b-&gt;nextSet(N);</text:p>
      <text:p text:style-name="P23"><text:tab/>}</text:p>
      <text:p text:style-name="P23"><text:tab/>rozmiar++;</text:p>
      <text:p text:style-name="P23"><text:tab/>return;</text:p>
      <text:p text:style-name="P23">}</text:p>
      <text:p text:style-name="P23"/>
      <text:p text:style-name="P23">void Stos::rem(Element &amp;a)</text:p>
      <text:p text:style-name="P23">{</text:p>
      <text:p text:style-name="P23"><text:tab/>if (!rozmiar) throw Empty();</text:p>
      <text:p text:style-name="P23"><text:tab/>Element B = *(elementPtr(operator()() - 2));</text:p>
      <text:p text:style-name="P23"><text:tab/>delete B.nextGet();</text:p>
      <text:p text:style-name="P23"><text:tab/>B.nextSet(NULL);</text:p>
      <text:p text:style-name="P23"><text:tab/>rozmiar--;</text:p>
      <text:p text:style-name="P23">}</text:p>
      <text:p text:style-name="P23"/>
      <text:p text:style-name="P23">ostream &amp;operator&lt;&lt;(ostream &amp;s,const Stos::Element &amp;a)</text:p>
      <text:p text:style-name="P23">{</text:p>
      <text:p text:style-name="P23"><text:tab/>return(s &lt;&lt; "v: " &lt;&lt; a.v &lt;&lt; ", w: " &lt;&lt; a.w);</text:p>
      <text:p text:style-name="P23">}</text:p>
      <text:p text:style-name="P23"/>
      <text:p text:style-name="P23">ostream &amp;operator&lt;&lt;(ostream &amp;s,const Stos &amp;S)</text:p>
      <text:p text:style-name="P23">{</text:p>
      <text:p text:style-name="P23"><text:tab/>s&lt;&lt;'{';</text:p>
      <text:p text:style-name="P23"><text:tab/>Stos::Element *i=S.poczatek;</text:p>
      <text:p text:style-name="P23"><text:tab/>if(i)</text:p>
      <text:p text:style-name="P23"><text:tab/>{</text:p>
      <text:p text:style-name="P23"><text:tab/><text:tab/>while(true)</text:p>
      <text:p text:style-name="P23"><text:tab/><text:tab/>{</text:p>
      <text:p text:style-name="P23"><text:tab/><text:tab/><text:tab/>s &lt;&lt; '(' &lt;&lt; (*i) &lt;&lt; ')';</text:p>
      <text:p text:style-name="P23"><text:tab/><text:tab/><text:tab/>i=i-&gt;nextGet();</text:p>
      <text:p text:style-name="P23"><text:tab/><text:tab/><text:tab/>if(!i)break;</text:p>
      <text:p text:style-name="P23"><text:tab/><text:tab/><text:tab/>s&lt;&lt;',';</text:p>
      <text:p text:style-name="P23"><text:tab/><text:tab/>}</text:p>
      <text:p text:style-name="P23"><text:tab/>}</text:p>
      <text:p text:style-name="P23"><text:tab/>return(s&lt;&lt;'}');</text:p>
      <text:p text:style-name="P23">}</text:p>
      <text:p text:style-name="P23"/>
      <text:p text:style-name="P23">struct UnivArgs</text:p>
      <text:p text:style-name="P23">{</text:p>
      <text:p text:style-name="P23"><text:tab/>Stos &amp; stosA;</text:p>
      <text:p text:style-name="P23"><text:tab/>Stos &amp; stosB;</text:p>
      <text:p text:style-name="P23"><text:tab/>unsigned i;</text:p>
      <text:p text:style-name="P23"><text:tab/>unsigned &amp; Position;</text:p>
      <text:p text:style-name="P23"><text:tab/>int &amp; nawiasy;</text:p>
      <text:p text:style-name="P23"><text:tab/>char * wyrazenie;</text:p>
      <text:p text:style-name="P23">};</text:p>
      <text:p text:style-name="P23"/>
      <text:p text:style-name="P23">struct TabRecord</text:p>
      <text:p text:style-name="P23">{</text:p>
      <text:p text:style-name="P23"><text:tab/>State NextState;</text:p>
      <text:p text:style-name="P23"><text:tab/>void (*funkcja)(UnivArgs);</text:p>
      <text:p text:style-name="P23">};</text:p>
      <text:p text:style-name="P23"/>
      <text:p text:style-name="P23">void ErrorDivByZero(void)</text:p>
      <text:p text:style-name="P23">{</text:p>
      <text:p text:style-name="P23"><text:tab/>*myout &lt;&lt; "Blad: proba dzielenia przez zero!" &lt;&lt; endl;</text:p>
      <text:p text:style-name="P23"><text:tab/>return;</text:p>
      <text:p text:style-name="P23">}</text:p>
      <text:p text:style-name="P23"/>
      <text:p text:style-name="P23">void CmdClose(UnivArgs a)</text:p>
      <text:p text:style-name="P23">{</text:p>
      <text:p text:style-name="P23"><text:tab/>a.nawiasy -= 5;</text:p>
      <text:p text:style-name="P23"><text:tab/>return;</text:p>
      <text:p text:style-name="P23">}</text:p>
      <text:p text:style-name="P23"/>
      <text:p text:style-name="P23">void CmdOperator(UnivArgs a)</text:p>
      <text:p text:style-name="P23">{</text:p>
      <text:p text:style-name="P23"><text:tab/>double v = 0;</text:p>
      <text:p text:style-name="P23"><text:tab/>int w = a.nawiasy;</text:p>
      <text:p text:style-name="P23"><text:tab/>switch ((a.wyrazenie)[a.i])</text:p>
      <text:p text:style-name="P23"><text:tab/>{</text:p>
      <text:p text:style-name="P23"><text:tab/><text:tab/>case '-': w += 1; v = OpSub; break;</text:p>
      <text:p text:style-name="P23"><text:tab/><text:tab/>case '+': w += 1; v = OpAdd; break;</text:p>
      <text:p text:style-name="P23"><text:tab/><text:tab/>case '*': w += 2; v = OpMul; break;</text:p>
      <text:p text:style-name="P23"><text:tab/><text:tab/>case '/': w += 2; v = OpDiv; break;</text:p>
      <text:p text:style-name="P23"><text:tab/><text:tab/>case '^': w += 3; v = OpPow; break;</text:p>
      <text:p text:style-name="P23"><text:tab/>}</text:p>
      <text:p text:style-name="P23"><text:tab/></text:p>
      <text:p text:style-name="P23"><text:tab/>for (unsigned i = (a.stosB() - 1); (int)i &gt; -1;)</text:p>
      <text:p text:style-name="P23"><text:tab/>{</text:p>
      <text:p text:style-name="P23"><text:tab/><text:tab/>if ((a.stosB.wGet(i) != -1) &amp;&amp; (a.stosB.wGet(i) &gt;= w))</text:p>
      <text:p text:style-name="P23"><text:tab/><text:tab/>{</text:p>
      <text:p text:style-name="P23"><text:tab/><text:tab/><text:tab/>a.stosA &lt;&lt; a.stosB.remove(i--);</text:p>
      <text:p text:style-name="P23"><text:tab/><text:tab/>} else {</text:p>
      <text:p text:style-name="P23"><text:tab/><text:tab/><text:tab/>--i;</text:p>
      <text:p text:style-name="P23"><text:tab/><text:tab/>}</text:p>
      <text:p text:style-name="P23"><text:tab/>}</text:p>
      <text:p text:style-name="P23"><text:tab/>a.stosB &lt;&lt; Stos::Element(v, w);</text:p>
      <text:p text:style-name="P23"><text:tab/>return;</text:p>
      <text:p text:style-name="P23">}</text:p>
      <text:p text:style-name="P23"/>
      <text:p text:style-name="P23">void CmdNumber(UnivArgs a)</text:p>
      <text:p text:style-name="P23">{</text:p>
      <text:p text:style-name="P23"><text:tab/>unsigned from = a.Position;</text:p>
      <text:p text:style-name="P23"><text:tab/>char buf[a.i - from + 1];</text:p>
      <text:p text:style-name="P23"><text:tab/>unsigned j = 0;</text:p>
      <text:p text:style-name="P23"><text:tab/>while (from &lt; a.i)</text:p>
      <text:p text:style-name="P23"><text:tab/>{</text:p>
      <text:p text:style-name="P23"><text:tab/><text:tab/>buf[j++] = *(a.wyrazenie+(from++));</text:p>
      <text:p text:style-name="P23"><text:tab/>}</text:p>
      <text:p text:style-name="P23"><text:tab/>buf[j] = '\0';</text:p>
      <text:p text:style-name="P23"><text:tab/>a.stosA &lt;&lt; Stos::Element(strtod(buf, (char**)'\0'), -1);</text:p>
      <text:p text:style-name="P23"><text:tab/>return;</text:p>
      <text:p text:style-name="P23">}</text:p>
      <text:p text:style-name="P23"/>
      <text:p text:style-name="P23">void CmdEnd(UnivArgs a)</text:p>
      <text:p text:style-name="P23">{</text:p>
      <text:p text:style-name="P23"><text:tab/>for (unsigned i = (a.stosB() - 1); (int)i &gt; -1;)</text:p>
      <text:p text:style-name="P23"><text:tab/>{</text:p>
      <text:p text:style-name="P23"><text:tab/><text:tab/>if (a.stosB.wGet(i) != -1)</text:p>
      <text:p text:style-name="P23"><text:tab/><text:tab/>{</text:p>
      <text:p text:style-name="P23"><text:tab/><text:tab/><text:tab/>a.stosA &lt;&lt; a.stosB.remove(i--);</text:p>
      <text:p text:style-name="P23"><text:tab/><text:tab/>} else {</text:p>
      <text:p text:style-name="P23"><text:tab/><text:tab/><text:tab/>--i;</text:p>
      <text:p text:style-name="P23"><text:tab/><text:tab/>}</text:p>
      <text:p text:style-name="P23"><text:tab/>}</text:p>
      <text:p text:style-name="P23"><text:tab/>return;</text:p>
      <text:p text:style-name="P23">}</text:p>
      <text:p text:style-name="P23"/>
      <text:p text:style-name="P23">void CmdOpen(UnivArgs a)</text:p>
      <text:p text:style-name="P23">{</text:p>
      <text:p text:style-name="P23"><text:tab/>a.nawiasy += 5;</text:p>
      <text:p text:style-name="P23"><text:tab/>return;</text:p>
      <text:p text:style-name="P23">}</text:p>
      <text:p text:style-name="P23"/>
      <text:p text:style-name="P23">void CmdMinus(UnivArgs a)</text:p>
      <text:p text:style-name="P23">{</text:p>
      <text:p text:style-name="P23"><text:tab/>a.stosB &lt;&lt; Stos::Element(OpNeg, 4 + a.nawiasy);</text:p>
      <text:p text:style-name="P23"><text:tab/>return;</text:p>
      <text:p text:style-name="P23">}</text:p>
      <text:p text:style-name="P23"/>
      <text:p text:style-name="P23">void CmdSaveStartPos(UnivArgs a)</text:p>
      <text:p text:style-name="P23">{</text:p>
      <text:p text:style-name="P23"><text:tab/>a.Position = a.i;</text:p>
      <text:p text:style-name="P23"><text:tab/>return;</text:p>
      <text:p text:style-name="P23">}</text:p>
      <text:p text:style-name="P23"/>
      <text:p text:style-name="P23">void StosWydruk(Stos &amp; S)</text:p>
      <text:p text:style-name="P23">{</text:p>
      <text:p text:style-name="P23"><text:tab/>unsigned rozm = S() - 1;</text:p>
      <text:p text:style-name="P23"><text:tab/>for (unsigned i = 0; i &lt;= rozm; ++i)</text:p>
      <text:p text:style-name="P23"><text:tab/>{</text:p>
      <text:p text:style-name="P23"><text:tab/><text:tab/>if (S.wGet(i) == -1)</text:p>
      <text:p text:style-name="P23"><text:tab/><text:tab/>{</text:p>
      <text:p text:style-name="P23"><text:s text:c="30"/>*myerr &lt;&lt; "push " &lt;&lt; S.vGet(i) &lt;&lt; endl;</text:p>
      <text:p text:style-name="P23"><text:tab/><text:tab/>} else {</text:p>
      <text:p text:style-name="P23"><text:tab/><text:tab/><text:tab/>if (S.vGet(i) == OpSub)</text:p>
      <text:p text:style-name="P23"><text:tab/><text:tab/><text:tab/>{</text:p>
      <text:p text:style-name="P23"><text:s text:c="39"/>*myerr &lt;&lt; "sub" &lt;&lt; endl;</text:p>
      <text:p text:style-name="P23"><text:tab/><text:tab/><text:tab/>}</text:p>
      <text:p text:style-name="P23"><text:tab/><text:tab/><text:tab/>else if (S.vGet(i) == OpAdd)</text:p>
      <text:p text:style-name="P23"><text:tab/><text:tab/><text:tab/>{</text:p>
      <text:p text:style-name="P23"><text:s text:c="39"/>*myerr &lt;&lt; "add" &lt;&lt; endl;</text:p>
      <text:p text:style-name="P23"><text:s text:c="24"/>}</text:p>
      <text:p text:style-name="P23"><text:tab/><text:tab/><text:tab/>else if (S.vGet(i) == OpMul)</text:p>
      <text:p text:style-name="P23"><text:tab/><text:tab/><text:tab/>{</text:p>
      <text:p text:style-name="P23"><text:s text:c="39"/>*myerr &lt;&lt; "mul" &lt;&lt; endl;</text:p>
      <text:p text:style-name="P23"><text:tab/><text:tab/><text:tab/>}</text:p>
      <text:p text:style-name="P23"><text:tab/><text:tab/><text:tab/>else if (S.vGet(i) == OpDiv)</text:p>
      <text:p text:style-name="P23"><text:tab/><text:tab/><text:tab/>{</text:p>
      <text:p text:style-name="P23"><text:s text:c="39"/>*myerr &lt;&lt; "div" &lt;&lt; endl;</text:p>
      <text:p text:style-name="P23"><text:tab/><text:tab/><text:tab/>}</text:p>
      <text:p text:style-name="P23"><text:tab/><text:tab/><text:tab/>else if (S.vGet(i) == OpPow)</text:p>
      <text:p text:style-name="P23"><text:tab/><text:tab/><text:tab/>{</text:p>
      <text:p text:style-name="P23"><text:s text:c="39"/>*myerr &lt;&lt; "pow" &lt;&lt; endl;</text:p>
      <text:p text:style-name="P23"><text:tab/><text:tab/><text:tab/>}</text:p>
      <text:p text:style-name="P23"><text:tab/><text:tab/><text:tab/>else if (S.vGet(i) == OpNeg)</text:p>
      <text:p text:style-name="P23"><text:tab/><text:tab/><text:tab/>{</text:p>
      <text:p text:style-name="P23"><text:s text:c="39"/>*myerr &lt;&lt; "neg" &lt;&lt; endl;</text:p>
      <text:p text:style-name="P23"><text:tab/><text:tab/><text:tab/>}</text:p>
      <text:p text:style-name="P23"><text:tab/><text:tab/>}</text:p>
      <text:p text:style-name="P23"><text:tab/>}</text:p>
      <text:p text:style-name="P23"><text:tab/>return;</text:p>
      <text:p text:style-name="P23">}</text:p>
      <text:p text:style-name="P23"/>
      <text:p text:style-name="P23">char * PobierzWyrazenie(void)</text:p>
      <text:p text:style-name="P23">{</text:p>
      <text:p text:style-name="P23"><text:tab/>char * wyrazenie = new char[1];</text:p>
      <text:p text:style-name="P23"><text:tab/>unsigned rozmWyr = 0;</text:p>
      <text:p text:style-name="P23"/>
      <text:p text:style-name="P23"><text:tab/>while(true)</text:p>
      <text:p text:style-name="P23"><text:tab/>{</text:p>
      <text:p text:style-name="P23"><text:tab/><text:tab/>char buf[10];</text:p>
      <text:p text:style-name="P23"/>
      <text:p text:style-name="P23"><text:tab/><text:tab/>cin.getline(buf, sizeof(buf));</text:p>
      <text:p text:style-name="P23"><text:tab/><text:tab/>unsigned rozmBuf = (unsigned) strlen(buf);</text:p>
      <text:p text:style-name="P23"/>
      <text:p text:style-name="P23"><text:tab/><text:tab/>char * noweWyr = new char [rozmWyr + rozmBuf + 1];</text:p>
      <text:p text:style-name="P23"/>
      <text:p text:style-name="P23"><text:tab/><text:tab/>memcpy(noweWyr, wyrazenie, rozmWyr);</text:p>
      <text:p text:style-name="P23"><text:tab/><text:tab/>memcpy(noweWyr + rozmWyr, buf, rozmBuf);</text:p>
      <text:p text:style-name="P23"><text:tab/><text:tab/>rozmWyr += rozmBuf;</text:p>
      <text:p text:style-name="P23"><text:tab/><text:tab/>delete[] wyrazenie;</text:p>
      <text:p text:style-name="P23"><text:tab/><text:tab/>wyrazenie = noweWyr;</text:p>
      <text:p text:style-name="P23"><text:tab/><text:tab/>if((signed)rozmBuf &lt; cin.gcount()) break;</text:p>
      <text:p text:style-name="P23"><text:tab/><text:tab/>cin.clear();</text:p>
      <text:p text:style-name="P23"><text:tab/>}</text:p>
      <text:p text:style-name="P23"/>
      <text:p text:style-name="P23"><text:tab/>wyrazenie[rozmWyr] = '\0';</text:p>
      <text:p text:style-name="P23"><text:tab/>return(wyrazenie);</text:p>
      <text:p text:style-name="P23">}</text:p>
      <text:p text:style-name="P23"/>
      <text:p text:style-name="P23">unsigned PoliczLinijki(char * Plik)</text:p>
      <text:p text:style-name="P23">{</text:p>
      <text:p text:style-name="P23"><text:tab/>fstream fi;</text:p>
      <text:p text:style-name="P23"><text:tab/>fi.open(Plik,ios::in);</text:p>
      <text:p text:style-name="P23"><text:tab/>unsigned i = 0;</text:p>
      <text:p text:style-name="P23"><text:tab/>while(fi)</text:p>
      <text:p text:style-name="P23"><text:tab/>{</text:p>
      <text:p text:style-name="P23"><text:tab/><text:tab/>char Bufor[BuforPliku];</text:p>
      <text:p text:style-name="P23"><text:tab/><text:tab/>fi.getline(Bufor,BuforPliku);</text:p>
      <text:p text:style-name="P23"><text:tab/><text:tab/>i++;</text:p>
      <text:p text:style-name="P23"><text:tab/>}</text:p>
      <text:p text:style-name="P23"><text:tab/>fi.close();</text:p>
      <text:p text:style-name="P23"><text:tab/>return --i;</text:p>
      <text:p text:style-name="P23">}</text:p>
      <text:p text:style-name="P23"/>
      <text:p text:style-name="P23">bool WartoscWyrazu(Stos &amp; A, Stos &amp; B)</text:p>
      <text:p text:style-name="P23">{</text:p>
      <text:p text:style-name="P23"><text:tab/>for (unsigned i = (A() - 1); (int)i &gt; -1 ; --i)</text:p>
      <text:p text:style-name="P23"><text:tab/>{</text:p>
      <text:p text:style-name="P23"><text:tab/><text:tab/>B &lt;&lt; A.remove(i);</text:p>
      <text:p text:style-name="P23"><text:tab/>}</text:p>
      <text:p text:style-name="P23"><text:tab/>for (unsigned i = (B() - 1); (int)i &gt; -1; B.remove(i), --i)</text:p>
      <text:p text:style-name="P23"><text:tab/>{</text:p>
      <text:p text:style-name="P23"><text:tab/><text:tab/>if (B.wGet(i) == -1)</text:p>
      <text:p text:style-name="P23"><text:tab/><text:tab/>{</text:p>
      <text:p text:style-name="P23"><text:tab/><text:tab/><text:tab/>A &lt;&lt; *(B.elementPtr(i));</text:p>
      <text:p text:style-name="P23"><text:tab/><text:tab/>} else {</text:p>
      <text:p text:style-name="P23"><text:tab/><text:tab/><text:tab/>unsigned j = A() - 1;</text:p>
      <text:p text:style-name="P23"><text:tab/><text:tab/><text:tab/>if (B.vGet(i) == OpNeg)</text:p>
      <text:p text:style-name="P23"><text:tab/><text:tab/><text:tab/>{</text:p>
      <text:p text:style-name="P23"><text:tab/><text:tab/><text:tab/><text:tab/>A.elementPtr(j)-&gt;vSet(-(A.elementPtr(j)-&gt;vGet()));</text:p>
      <text:p text:style-name="P23"><text:tab/><text:tab/><text:tab/>} else {</text:p>
      <text:p text:style-name="P23"><text:tab/><text:tab/><text:tab/><text:tab/>double wynik;</text:p>
      <text:p text:style-name="P23"><text:tab/><text:tab/><text:tab/><text:tab/>double b = A.vGet(j);</text:p>
      <text:p text:style-name="P23"><text:tab/><text:tab/><text:tab/><text:tab/>double a = A.vGet(j-1);</text:p>
      <text:p text:style-name="P23"><text:tab/><text:tab/><text:tab/><text:tab/>if (B.vGet(i) == OpSub) { wynik = a - b; }</text:p>
      <text:p text:style-name="P23"><text:tab/><text:tab/><text:tab/><text:tab/>else if (B.vGet(i) == OpAdd) { wynik = a + b; }</text:p>
      <text:p text:style-name="P23"><text:tab/><text:tab/><text:tab/><text:tab/>else if (B.vGet(i) == OpMul) { wynik = a * b; }</text:p>
      <text:p text:style-name="P23"><text:tab/><text:tab/><text:tab/><text:tab/>else if (B.vGet(i) == OpDiv) {</text:p>
      <text:p text:style-name="P23"><text:tab/><text:tab/><text:tab/><text:tab/><text:tab/>if ( b == 0 )</text:p>
      <text:p text:style-name="P23"><text:tab/><text:tab/><text:tab/><text:tab/><text:tab/>{</text:p>
      <text:p text:style-name="P23"><text:tab/><text:tab/><text:tab/><text:tab/><text:tab/><text:tab/>ErrorDivByZero();</text:p>
      <text:p text:style-name="P23"><text:tab/><text:tab/><text:tab/><text:tab/><text:tab/><text:tab/>return(false);</text:p>
      <text:p text:style-name="P23"><text:tab/><text:tab/><text:tab/><text:tab/><text:tab/>}</text:p>
      <text:p text:style-name="P23"><text:tab/><text:tab/><text:tab/><text:tab/><text:tab/>wynik = a / b;</text:p>
      <text:p text:style-name="P23"><text:tab/><text:tab/><text:tab/><text:tab/>}</text:p>
      <text:p text:style-name="P23"><text:tab/><text:tab/><text:tab/><text:tab/>else if (B.vGet(i) == OpPow) { wynik = pow(a, b); }</text:p>
      <text:p text:style-name="P23"><text:tab/><text:tab/><text:tab/><text:tab/>A.remove(j--);</text:p>
      <text:p text:style-name="P23"><text:tab/><text:tab/><text:tab/><text:tab/>A.remove(j--);</text:p>
      <text:p text:style-name="P23"><text:tab/><text:tab/><text:tab/><text:tab/>A &lt;&lt; Stos::Element(wynik, -1);</text:p>
      <text:p text:style-name="P23"><text:tab/><text:tab/><text:tab/>}</text:p>
      <text:p text:style-name="P23"><text:tab/><text:tab/>}</text:p>
      <text:p text:style-name="P23"><text:tab/>}</text:p>
      <text:p text:style-name="P23"><text:tab/>return(true);</text:p>
      <text:p text:style-name="P23">}</text:p>
      <text:p text:style-name="P23"/>
      <text:p text:style-name="P23">void ErrorOnPosition(unsigned i, char * wyrazenie)</text:p>
      <text:p text:style-name="P23">{</text:p>
      <text:p text:style-name="P23"><text:tab/>if (!ErrorPrintExpression)</text:p>
      <text:p text:style-name="P23"><text:tab/>{</text:p>
      <text:p text:style-name="P23"><text:tab/><text:tab/>ostream * out;</text:p>
      <text:p text:style-name="P23"><text:tab/><text:tab/>if (myerr != NULL)</text:p>
      <text:p text:style-name="P23"><text:tab/><text:tab/>{</text:p>
      <text:p text:style-name="P23"><text:tab/><text:tab/><text:tab/>out = myerr;</text:p>
      <text:p text:style-name="P23"><text:tab/><text:tab/><text:tab/>*out &lt;&lt; "projekt1&gt; " &lt;&lt; wyrazenie &lt;&lt; endl;</text:p>
      <text:p text:style-name="P23"><text:tab/><text:tab/>} else {</text:p>
      <text:p text:style-name="P23"><text:tab/><text:tab/><text:tab/>out = &amp;cout;</text:p>
      <text:p text:style-name="P23"><text:tab/><text:tab/>}</text:p>
      <text:p text:style-name="P23"><text:tab/><text:tab/>*out &lt;&lt; "Blad: <text:s text:c="4"/>";</text:p>
      <text:p text:style-name="P23"><text:tab/><text:tab/>for (unsigned j = 0; j &lt; i; j++) *out &lt;&lt; " ";</text:p>
      <text:p text:style-name="P23"><text:tab/><text:tab/>*out &lt;&lt; "^" &lt;&lt; endl;</text:p>
      <text:p text:style-name="P23"><text:tab/>} else {</text:p>
      <text:p text:style-name="P23"><text:tab/><text:tab/>cout &lt;&lt; wyrazenie &lt;&lt; endl;</text:p>
      <text:p text:style-name="P23"><text:tab/>}</text:p>
      <text:p text:style-name="P23">}</text:p>
      <text:p text:style-name="P23"/>
      <text:p text:style-name="P23">void CmdNone(UnivArgs a)</text:p>
      <text:p text:style-name="P23">{</text:p>
      <text:p text:style-name="P23"><text:tab/>return;</text:p>
      <text:p text:style-name="P23">}</text:p>
      <text:p text:style-name="P23"/>
      <text:p text:style-name="P23">void CmdNumberAndEnd(UnivArgs a)</text:p>
      <text:p text:style-name="P23">{</text:p>
      <text:p text:style-name="P23"><text:tab/>CmdNumber(a);</text:p>
      <text:p text:style-name="P23"><text:tab/>CmdEnd(a);</text:p>
      <text:p text:style-name="P23"><text:tab/>return;</text:p>
      <text:p text:style-name="P23">}</text:p>
      <text:p text:style-name="P23"/>
      <text:p text:style-name="P23">void CmdNumberAndOperator(UnivArgs a)</text:p>
      <text:p text:style-name="P23">{</text:p>
      <text:p text:style-name="P23"><text:tab/>CmdNumber(a);</text:p>
      <text:p text:style-name="P23"><text:tab/>CmdOperator(a);</text:p>
      <text:p text:style-name="P23"><text:tab/>return;</text:p>
      <text:p text:style-name="P23">}</text:p>
      <text:p text:style-name="P23"/>
      <text:p text:style-name="P23">void CmdNumberAndClose(UnivArgs a)</text:p>
      <text:p text:style-name="P23">{</text:p>
      <text:p text:style-name="P23"><text:tab/>CmdNumber(a);</text:p>
      <text:p text:style-name="P23"><text:tab/>CmdClose(a);</text:p>
      <text:p text:style-name="P23"><text:tab/>return;</text:p>
      <text:p text:style-name="P23">}</text:p>
      <text:p text:style-name="P23"/>
      <text:p text:style-name="P23">bool KonwertujWyrazenie(char * wyrazenie, Stos &amp; stosA, Stos &amp; stosB, TabRecord Tablica[][CBr + 1])</text:p>
      <text:p text:style-name="P23">{</text:p>
      <text:p text:style-name="P23"><text:tab/>State stan = StateStart;</text:p>
      <text:p text:style-name="P23"><text:tab/>unsigned rozmWyr = (unsigned) strlen(wyrazenie);</text:p>
      <text:p text:style-name="P23"><text:tab/>int nawiasy = 0;</text:p>
      <text:p text:style-name="P23"><text:tab/>unsigned Position = 0;</text:p>
      <text:p text:style-name="P23"><text:tab/>unsigned i = 0;</text:p>
      <text:p text:style-name="P23"/>
      <text:p text:style-name="P23"><text:tab/>for (; i &lt;= rozmWyr; i++)</text:p>
      <text:p text:style-name="P23"><text:tab/>{</text:p>
      <text:p text:style-name="P23"><text:tab/><text:tab/>Input in;</text:p>
      <text:p text:style-name="P23"><text:tab/><text:tab/>switch (wyrazenie[i])</text:p>
      <text:p text:style-name="P23"><text:tab/><text:tab/>{</text:p>
      <text:p text:style-name="P23"><text:tab/><text:tab/><text:tab/>case '\0':</text:p>
      <text:p text:style-name="P23"><text:tab/><text:tab/><text:tab/><text:tab/>in = Eof; break;</text:p>
      <text:p text:style-name="P23"><text:tab/><text:tab/><text:tab/>case ' ':</text:p>
      <text:p text:style-name="P23"><text:tab/><text:tab/><text:tab/>case '\t':</text:p>
      <text:p text:style-name="P23"><text:tab/><text:tab/><text:tab/><text:tab/>in = Space; break;</text:p>
      <text:p text:style-name="P23"><text:tab/><text:tab/><text:tab/>case '0':</text:p>
      <text:p text:style-name="P23"><text:tab/><text:tab/><text:tab/>case '1':</text:p>
      <text:p text:style-name="P23"><text:tab/><text:tab/><text:tab/>case '2':</text:p>
      <text:p text:style-name="P23"><text:tab/><text:tab/><text:tab/>case '3':</text:p>
      <text:p text:style-name="P23"><text:tab/><text:tab/><text:tab/>case '4':</text:p>
      <text:p text:style-name="P23"><text:tab/><text:tab/><text:tab/>case '5':</text:p>
      <text:p text:style-name="P23"><text:tab/><text:tab/><text:tab/>case '6':</text:p>
      <text:p text:style-name="P23"><text:tab/><text:tab/><text:tab/>case '7':</text:p>
      <text:p text:style-name="P23"><text:tab/><text:tab/><text:tab/>case '8':</text:p>
      <text:p text:style-name="P23"><text:tab/><text:tab/><text:tab/>case '9':</text:p>
      <text:p text:style-name="P23"><text:tab/><text:tab/><text:tab/><text:tab/>in = Digit; break;</text:p>
      <text:p text:style-name="P23"><text:tab/><text:tab/><text:tab/>case '.':</text:p>
      <text:p text:style-name="P23"><text:tab/><text:tab/><text:tab/><text:tab/>in = Dot; break;</text:p>
      <text:p text:style-name="P23"><text:tab/><text:tab/><text:tab/>case 'E':</text:p>
      <text:p text:style-name="P23"><text:tab/><text:tab/><text:tab/>case 'e':</text:p>
      <text:p text:style-name="P23"><text:tab/><text:tab/><text:tab/><text:tab/>in = E; break;</text:p>
      <text:p text:style-name="P23"><text:tab/><text:tab/><text:tab/>case '-':</text:p>
      <text:p text:style-name="P23"><text:tab/><text:tab/><text:tab/><text:tab/>in = Minus; break;</text:p>
      <text:p text:style-name="P23"><text:tab/><text:tab/><text:tab/>case '+':</text:p>
      <text:p text:style-name="P23"><text:tab/><text:tab/><text:tab/><text:tab/>in = Plus; break;</text:p>
      <text:p text:style-name="P23"><text:tab/><text:tab/><text:tab/>case '*':</text:p>
      <text:p text:style-name="P23"><text:tab/><text:tab/><text:tab/>case '/':</text:p>
      <text:p text:style-name="P23"><text:tab/><text:tab/><text:tab/>case '^':</text:p>
      <text:p text:style-name="P23"><text:tab/><text:tab/><text:tab/><text:tab/>in = Mul; break;</text:p>
      <text:p text:style-name="P23"><text:tab/><text:tab/><text:tab/>case '(':</text:p>
      <text:p text:style-name="P23"><text:tab/><text:tab/><text:tab/><text:tab/>in = OBr; break;</text:p>
      <text:p text:style-name="P23"><text:tab/><text:tab/><text:tab/>case ')':</text:p>
      <text:p text:style-name="P23"><text:tab/><text:tab/><text:tab/><text:tab/>in = CBr; break;</text:p>
      <text:p text:style-name="P23"><text:tab/><text:tab/><text:tab/>default:</text:p>
      <text:p text:style-name="P23"><text:tab/><text:tab/><text:tab/><text:tab/>ErrorOnPosition(i, wyrazenie);</text:p>
      <text:p text:style-name="P23"><text:tab/><text:tab/><text:tab/><text:tab/>return(false);</text:p>
      <text:p text:style-name="P23"><text:tab/><text:tab/><text:tab/><text:tab/>break;</text:p>
      <text:p text:style-name="P23"><text:tab/><text:tab/>}</text:p>
      <text:p text:style-name="P23"/>
      <text:p text:style-name="P23"><text:tab/><text:tab/>UnivArgs argumenty = {stosA, stosB, i, Position, nawiasy, wyrazenie};</text:p>
      <text:p text:style-name="P23"><text:tab/><text:tab/>Tablica[stan][in].funkcja(argumenty);</text:p>
      <text:p text:style-name="P23"><text:tab/><text:tab/>stan = Tablica[stan][in].NextState;</text:p>
      <text:p text:style-name="P23"><text:tab/><text:tab/>if ((nawiasy &lt; 0) || (stan == StateError))</text:p>
      <text:p text:style-name="P23"><text:tab/><text:tab/>{</text:p>
      <text:p text:style-name="P23"><text:tab/><text:tab/><text:tab/>ErrorOnPosition(i, wyrazenie);</text:p>
      <text:p text:style-name="P23"><text:tab/><text:tab/><text:tab/>return(false);</text:p>
      <text:p text:style-name="P23"><text:tab/><text:tab/>}</text:p>
      <text:p text:style-name="P23"><text:tab/>}</text:p>
      <text:p text:style-name="P23"><text:tab/>if (nawiasy != 0)</text:p>
      <text:p text:style-name="P23"><text:tab/>{</text:p>
      <text:p text:style-name="P23"><text:tab/><text:tab/>ErrorOnPosition(i - 1, wyrazenie);</text:p>
      <text:p text:style-name="P23"><text:tab/><text:tab/>return(false);</text:p>
      <text:p text:style-name="P23"><text:tab/>}</text:p>
      <text:p text:style-name="P23"><text:tab/>return(true);</text:p>
      <text:p text:style-name="P23">}</text:p>
      <text:p text:style-name="P23"/>
      <text:p text:style-name="P23">void Koniec(void)</text:p>
      <text:p text:style-name="P23">{</text:p>
      <text:p text:style-name="P23"><text:tab/>*myout &lt;&lt; endl &lt;&lt; "Dziekuje za korzystanie z programu." &lt;&lt; endl;</text:p>
      <text:p text:style-name="P23"><text:tab/>*myout &lt;&lt; "Maciej Korzen &lt;maciek@korzen.org&gt;. Grupa IZ204." &lt;&lt; endl;</text:p>
      <text:p text:style-name="P23"><text:tab/>if (myout == &amp;cout)</text:p>
      <text:p text:style-name="P23"><text:tab/>{</text:p>
      <text:p text:style-name="P23"><text:tab/><text:tab/>*myout &lt;&lt; endl &lt;&lt; "Nacisnij [Enter], aby zamknac okno." &lt;&lt; endl;</text:p>
      <text:p text:style-name="P23"><text:tab/><text:tab/>cin.get();</text:p>
      <text:p text:style-name="P23"><text:tab/>}</text:p>
      <text:p text:style-name="P23"><text:tab/>exit(0);</text:p>
      <text:p text:style-name="P23">}</text:p>
      <text:p text:style-name="P23"/>
      <text:p text:style-name="P23">void Pomoc(void)</text:p>
      <text:p text:style-name="P23">{</text:p>
      <text:p text:style-name="P23"><text:tab/>*myout &lt;&lt; "Przydatne komendy:" &lt;&lt; endl;</text:p>
      <text:p text:style-name="P23"><text:tab/>*myout &lt;&lt; " ? - pomoc," &lt;&lt; endl;</text:p>
      <text:p text:style-name="P23"><text:tab/>*myout &lt;&lt; " ! - wyjscie z programu," &lt;&lt; endl;</text:p>
      <text:p text:style-name="P23"><text:tab/>return;</text:p>
      <text:p text:style-name="P23">}</text:p>
      <text:p text:style-name="P23"/>
      <text:p text:style-name="P23">char * OptionFind(int argc, char * argv [], char c)</text:p>
      <text:p text:style-name="P23">{</text:p>
      <text:p text:style-name="P23"><text:tab/>for (unsigned i = 1; i &lt; (unsigned)argc; ++i)</text:p>
      <text:p text:style-name="P23"><text:tab/>{</text:p>
      <text:p text:style-name="P23"><text:tab/><text:tab/>if (argv[i][0] == '/' &amp;&amp; argv[i][1] == c &amp;&amp; argv[i][2] != '\0')</text:p>
      <text:p text:style-name="P23"><text:tab/><text:tab/>{</text:p>
      <text:p text:style-name="P23"><text:tab/><text:tab/><text:tab/>return &amp;(argv[i][2]);</text:p>
      <text:p text:style-name="P23"><text:tab/><text:tab/>}</text:p>
      <text:p text:style-name="P23"><text:tab/>}</text:p>
      <text:p text:style-name="P23"><text:tab/>return NULL;</text:p>
      <text:p text:style-name="P23">}</text:p>
      <text:p text:style-name="P23"/>
      <text:p text:style-name="P23">bool HaveArgument(int argc, char * argv [], char c)</text:p>
      <text:p text:style-name="P23">{</text:p>
      <text:p text:style-name="P23"><text:tab/>for (unsigned i = 1; i &lt; (unsigned)argc; ++i)</text:p>
      <text:p text:style-name="P23"><text:tab/>{</text:p>
      <text:p text:style-name="P23"><text:tab/><text:tab/>if (argv[i][0] == '/' &amp;&amp; argv[i][1] == c &amp;&amp; argv[i][2] == '\0')</text:p>
      <text:p text:style-name="P23"><text:tab/><text:tab/>{</text:p>
      <text:p text:style-name="P23"><text:tab/><text:tab/><text:tab/>return true;</text:p>
      <text:p text:style-name="P23"><text:tab/><text:tab/>}</text:p>
      <text:p text:style-name="P23"><text:tab/>}</text:p>
      <text:p text:style-name="P23"><text:tab/>return false;</text:p>
      <text:p text:style-name="P23">}</text:p>
      <text:p text:style-name="P23"/>
      <text:p text:style-name="P23">void PrintHelp(ostream * out)</text:p>
      <text:p text:style-name="P23">{</text:p>
      <text:p text:style-name="P23"><text:tab/>*out &lt;&lt; "Wywolywanie programu: projekt1 [/iPLIK] [/oPLIK] [/lPLIK] [/m] [/?]" &lt;&lt; endl &lt;&lt; endl</text:p>
      <text:p text:style-name="P23"><text:tab/> <text:s text:c="4"/>&lt;&lt; "Wszystkie argumenty w nawiasach kwadratowych sa opcjonalne." &lt;&lt; endl</text:p>
      <text:p text:style-name="P23"><text:tab/> <text:s text:c="4"/>&lt;&lt; "Znaczenie poszczegolnych argumentow:" &lt;&lt; endl</text:p>
      <text:p text:style-name="P23"><text:tab/> <text:s text:c="4"/>&lt;&lt; "/iPLIK <text:s/>- pobiera dane z pliku PLIK zamiast z klawiatury" &lt;&lt; endl</text:p>
      <text:p text:style-name="P23"><text:tab/> <text:s text:c="4"/>&lt;&lt; "/oPLIK <text:s/>- zapisuje wyjscie do pliku PLIK, zamiast wyswietlac" &lt;&lt; endl</text:p>
      <text:p text:style-name="P23"><text:tab/> <text:s text:c="4"/>&lt;&lt; " <text:s text:c="9"/>je na ekranie" &lt;&lt; endl</text:p>
      <text:p text:style-name="P23"><text:tab/> <text:s text:c="4"/>&lt;&lt; "/lPLIK <text:s/>- do pliku PLIK zapisywane sa wszystkie operacje" &lt;&lt; endl</text:p>
      <text:p text:style-name="P23"><text:tab/> <text:s text:c="4"/>&lt;&lt; " <text:s text:c="9"/>nieprawidlowe oraz przebieg analizy operacji" &lt;&lt; endl</text:p>
      <text:p text:style-name="P23"><text:tab/> <text:s text:c="4"/>&lt;&lt; " <text:s text:c="9"/>prawidlowych w odwrotnej notacji polskiej" &lt;&lt; endl</text:p>
      <text:p text:style-name="P23"><text:tab/> <text:s text:c="4"/>&lt;&lt; "/m <text:s text:c="5"/>- w razie bledu na ekranie wyswietlane jest samo wyrazenie" &lt;&lt; endl</text:p>
      <text:p text:style-name="P23"><text:tab/> <text:s text:c="4"/>&lt;&lt; "/? <text:s text:c="5"/>- wyswietlenie tego ekranu pomocy" &lt;&lt; endl;</text:p>
      <text:p text:style-name="P23"><text:tab/>return;</text:p>
      <text:p text:style-name="P23">}</text:p>
      <text:p text:style-name="P23"/>
      <text:p text:style-name="P23">int main(int argc, char * argv[])</text:p>
      <text:p text:style-name="P23">{</text:p>
      <text:p text:style-name="P23"><text:tab/>fstream wejscie, wyjscie, blad;</text:p>
      <text:p text:style-name="P23"><text:tab/>char * PlikZapis <text:s/>= OptionFind(argc, argv, 'o');</text:p>
      <text:p text:style-name="P23"><text:tab/>if (PlikZapis != NULL)</text:p>
      <text:p text:style-name="P23"><text:tab/>{</text:p>
      <text:p text:style-name="P23"><text:tab/><text:tab/>wyjscie.open(PlikZapis, ios::out);</text:p>
      <text:p text:style-name="P23"><text:tab/><text:tab/>if (!wyjscie)</text:p>
      <text:p text:style-name="P23"><text:tab/><text:tab/>{</text:p>
      <text:p text:style-name="P23"><text:tab/><text:tab/><text:tab/>*myout &lt;&lt; "Blad! Nie moge pisac do pliku wyjsciowego!" &lt;&lt; endl;</text:p>
      <text:p text:style-name="P23"><text:tab/><text:tab/><text:tab/>exit(1);</text:p>
      <text:p text:style-name="P23"><text:tab/><text:tab/>}</text:p>
      <text:p text:style-name="P23"><text:tab/><text:tab/>myout = &amp;wyjscie;</text:p>
      <text:p text:style-name="P23"><text:tab/>}</text:p>
      <text:p text:style-name="P23"><text:tab/>char * PlikBlad <text:s/>= OptionFind(argc, argv, 'l');</text:p>
      <text:p text:style-name="P23"><text:tab/>if (PlikBlad != NULL)</text:p>
      <text:p text:style-name="P23"><text:tab/>{</text:p>
      <text:p text:style-name="P23"><text:tab/><text:tab/>blad.open(PlikBlad, ios::out);</text:p>
      <text:p text:style-name="P23"><text:tab/><text:tab/>if (!blad)</text:p>
      <text:p text:style-name="P23"><text:tab/><text:tab/>{</text:p>
      <text:p text:style-name="P23"><text:tab/><text:tab/><text:tab/>*myout &lt;&lt; "Blad! Nie moge pisac do pliku bledu!" &lt;&lt; endl;</text:p>
      <text:p text:style-name="P23"><text:tab/><text:tab/><text:tab/>exit(1);</text:p>
      <text:p text:style-name="P23"><text:tab/><text:tab/>}</text:p>
      <text:p text:style-name="P23"><text:tab/><text:tab/>myerr = &amp;blad;</text:p>
      <text:p text:style-name="P23"><text:tab/>}</text:p>
      <text:p text:style-name="P23"><text:tab/>if (HaveArgument(argc, argv, '?'))</text:p>
      <text:p text:style-name="P23"><text:tab/>{</text:p>
      <text:p text:style-name="P23"><text:tab/><text:tab/>PrintHelp(myout);</text:p>
      <text:p text:style-name="P23"><text:tab/><text:tab/>exit(0);</text:p>
      <text:p text:style-name="P23"><text:tab/>}</text:p>
      <text:p text:style-name="P23"><text:tab/>*myout &lt;&lt; "Witamy w programie \'projekt1\'. Zyczymy milej pracy." &lt;&lt; endl;</text:p>
      <text:p text:style-name="P23"><text:tab/>Pomoc();</text:p>
      <text:p text:style-name="P23"/>
      <text:p text:style-name="P23"><text:tab/>char prompt[] = "projekt1&gt; ";</text:p>
      <text:p text:style-name="P23"><text:tab/>char * PlikOdczyt = OptionFind(argc, argv, 'i');</text:p>
      <text:p text:style-name="P23"><text:tab/>ErrorPrintExpression = HaveArgument(argc, argv, 'm');</text:p>
      <text:p text:style-name="P23"><text:tab/>if (PlikOdczyt != NULL)</text:p>
      <text:p text:style-name="P23"><text:tab/>{</text:p>
      <text:p text:style-name="P23"><text:tab/><text:tab/>wejscie.open(PlikOdczyt, ios::in);</text:p>
      <text:p text:style-name="P23"><text:tab/><text:tab/>if (!wejscie)</text:p>
      <text:p text:style-name="P23"><text:tab/><text:tab/>{</text:p>
      <text:p text:style-name="P23"><text:tab/><text:tab/><text:tab/>*myout &lt;&lt; "Blad! Nie moge odczytac pliku wejsciowego!" &lt;&lt; endl;</text:p>
      <text:p text:style-name="P23"><text:tab/><text:tab/><text:tab/>exit(1);</text:p>
      <text:p text:style-name="P23"><text:tab/><text:tab/>}</text:p>
      <text:p text:style-name="P23"><text:tab/>}</text:p>
      <text:p text:style-name="P23"/>
      <text:p text:style-name="P23"><text:tab/>TabRecord Tablica[StateError + 1][CBr + 1] =</text:p>
      <text:p text:style-name="P23"><text:tab/>{</text:p>
      <text:p text:style-name="P23"><text:tab/><text:tab/>{ {StateError, &amp;CmdNone},<text:tab/>{StateStart, &amp;CmdNone},<text:tab/><text:tab/>{StateNumber, &amp;CmdSaveStartPos},<text:tab/>{StateNumberPoint, &amp;CmdSaveStartPos},<text:tab/>{StateError, &amp;CmdNone},<text:tab/><text:tab/><text:tab/>{StateOperand, &amp;CmdMinus},<text:tab/><text:tab/>{StateError, &amp;CmdNone},<text:tab/><text:tab/><text:tab/>{StateError, &amp;CmdNone},<text:tab/><text:tab/><text:tab/>{StateStart, &amp;CmdOpen},<text:tab/>{StateError, &amp;CmdNone} },</text:p>
      <text:p text:style-name="P23"><text:tab/><text:tab/>{ {StateError, &amp;CmdNone},<text:tab/>{StateOperand, &amp;CmdNone},<text:tab/>{StateNumber, &amp;CmdSaveStartPos},<text:tab/>{StateNumberPoint, &amp;CmdSaveStartPos},<text:tab/>{StateError, &amp;CmdNone},<text:tab/><text:tab/><text:tab/>{StateError, &amp;CmdNone},<text:tab/><text:tab/><text:tab/>{StateError, &amp;CmdNone},<text:tab/><text:tab/><text:tab/>{StateError, &amp;CmdNone},<text:tab/><text:tab/><text:tab/>{StateStart, &amp;CmdOpen},<text:tab/>{StateError, &amp;CmdNone} },</text:p>
      <text:p text:style-name="P23"><text:tab/><text:tab/>{ {StateEnd, &amp;CmdNumberAndEnd},<text:tab/>{StateOperator, &amp;CmdNumber},<text:tab/>{StateNumber, &amp;CmdNone},<text:tab/><text:tab/>{StateNumberMantisa, &amp;CmdNone},<text:tab/><text:tab/>{StateNumberPowerSign, &amp;CmdNone},<text:tab/>{StateOperand, &amp;CmdNumberAndOperator},<text:tab/>{StateOperand, &amp;CmdNumberAndOperator},<text:tab/>{StateStart, &amp;CmdNumberAndOperator},<text:tab/>{StateError, &amp;CmdNone},<text:tab/>{StateOperator, &amp;CmdNumberAndClose} },</text:p>
      <text:p text:style-name="P23"><text:tab/><text:tab/>{ {StateError, &amp;CmdNone},<text:tab/>{StateError, &amp;CmdNone},<text:tab/><text:tab/>{StateNumberMantisa, &amp;CmdNone},<text:tab/><text:tab/>{StateError, &amp;CmdNone},<text:tab/><text:tab/><text:tab/>{StateError, &amp;CmdNone},<text:tab/><text:tab/><text:tab/>{StateError, &amp;CmdNone},<text:tab/><text:tab/><text:tab/>{StateError, &amp;CmdNone},<text:tab/><text:tab/><text:tab/>{StateError, &amp;CmdNone},<text:tab/><text:tab/><text:tab/>{StateError, &amp;CmdNone},<text:tab/>{StateError, &amp;CmdNone} },</text:p>
      <text:p text:style-name="P23"><text:tab/><text:tab/>{ {StateEnd, &amp;CmdNumberAndEnd},<text:tab/>{StateOperator, &amp;CmdNumber},<text:tab/>{StateNumberMantisa, &amp;CmdNone},<text:tab/><text:tab/>{StateError, &amp;CmdNone},<text:tab/><text:tab/><text:tab/>{StateNumberPowerSign, &amp;CmdNone},<text:tab/>{StateOperand, &amp;CmdNumberAndOperator},<text:tab/>{StateOperand, &amp;CmdNumberAndOperator},<text:tab/>{StateStart, &amp;CmdNumberAndOperator},<text:tab/>{StateError, &amp;CmdNone},<text:tab/>{StateOperator, &amp;CmdNumberAndClose} },</text:p>
      <text:p text:style-name="P23"><text:tab/><text:tab/>{ {StateError, &amp;CmdNone},<text:tab/>{StateError, &amp;CmdNone},<text:tab/><text:tab/>{StateNumberPower, &amp;CmdNone},<text:tab/><text:tab/>{StateError, &amp;CmdNone},<text:tab/><text:tab/><text:tab/>{StateError, &amp;CmdNone},<text:tab/><text:tab/><text:tab/>{StateNumberPowerMinus, &amp;CmdNone},<text:tab/>{StateError, &amp;CmdNone},<text:tab/><text:tab/><text:tab/>{StateError, &amp;CmdNone},<text:tab/><text:tab/><text:tab/>{StateError, &amp;CmdNone},<text:tab/>{StateError, &amp;CmdNone} },</text:p>
      <text:p text:style-name="P23"><text:tab/><text:tab/>{ {StateError, &amp;CmdNone},<text:tab/>{StateError, &amp;CmdNone},<text:tab/><text:tab/>{StateNumberPower, &amp;CmdNone},<text:tab/><text:tab/>{StateError, &amp;CmdNone},<text:tab/><text:tab/><text:tab/>{StateError, &amp;CmdNone},<text:tab/><text:tab/><text:tab/>{StateError, &amp;CmdNone},<text:tab/><text:tab/><text:tab/>{StateError, &amp;CmdNone},<text:tab/><text:tab/><text:tab/>{StateError, &amp;CmdNone},<text:tab/><text:tab/><text:tab/>{StateError, &amp;CmdNone},<text:tab/>{StateError, &amp;CmdNone} },</text:p>
      <text:p text:style-name="P23"><text:tab/><text:tab/>{ {StateEnd, &amp;CmdNumberAndEnd},<text:tab/>{StateOperator, &amp;CmdNumber},<text:tab/>{StateNumberPower, &amp;CmdNone},<text:tab/><text:tab/>{StateError, &amp;CmdNone},<text:tab/><text:tab/><text:tab/>{StateError, &amp;CmdNone},<text:tab/><text:tab/><text:tab/>{StateOperand, &amp;CmdNumberAndOperator},<text:tab/>{StateOperand, &amp;CmdNumberAndOperator},<text:tab/>{StateStart, &amp;CmdNumberAndOperator},<text:tab/>{StateError, &amp;CmdNone},<text:tab/>{StateOperator, &amp;CmdNumberAndClose} },</text:p>
      <text:p text:style-name="P23"><text:tab/><text:tab/>{ {StateEnd, &amp;CmdEnd},<text:tab/><text:tab/>{StateOperator, &amp;CmdNone},<text:tab/>{StateError, &amp;CmdNone},<text:tab/><text:tab/><text:tab/>{StateError, &amp;CmdNone},<text:tab/><text:tab/><text:tab/>{StateError, &amp;CmdNone},<text:tab/><text:tab/><text:tab/>{StateOperand, &amp;CmdOperator},<text:tab/><text:tab/>{StateOperand, &amp;CmdOperator},<text:tab/><text:tab/>{StateStart, &amp;CmdOperator},<text:tab/><text:tab/>{StateError, &amp;CmdNone},<text:tab/>{StateOperator, &amp;CmdClose} }</text:p>
      <text:p text:style-name="P23"><text:tab/>};</text:p>
      <text:p text:style-name="P23"/>
      <text:p text:style-name="P23"><text:tab/>while(true)</text:p>
      <text:p text:style-name="P23"><text:tab/>{</text:p>
      <text:p text:style-name="P23"><text:s/><text:tab/><text:tab/>unsigned Precyzja = 6;</text:p>
      <text:p text:style-name="P23"><text:tab/><text:tab/>*myout &lt;&lt; prompt;</text:p>
      <text:p text:style-name="P23"><text:tab/><text:tab/>if (PlikZapis != NULL) { *myout &lt;&lt; endl; }</text:p>
      <text:p text:style-name="P23"><text:tab/><text:tab/>char * wyrazenie = NULL;</text:p>
      <text:p text:style-name="P23"><text:tab/><text:tab/>if (PlikOdczyt != NULL)</text:p>
      <text:p text:style-name="P23"><text:tab/><text:tab/>{</text:p>
      <text:p text:style-name="P23"><text:tab/><text:tab/><text:tab/>wyrazenie = new char[BuforPliku];</text:p>
      <text:p text:style-name="P23"><text:tab/><text:tab/><text:tab/>memset(wyrazenie, 0, sizeof(char) * BuforPliku);</text:p>
      <text:p text:style-name="P23"><text:tab/><text:tab/><text:tab/>wejscie.getline(wyrazenie, BuforPliku);</text:p>
      <text:p text:style-name="P23"><text:tab/><text:tab/><text:tab/>if (wejscie.eof()) Koniec();</text:p>
      <text:p text:style-name="P23"><text:tab/><text:tab/><text:tab/>*myout &lt;&lt; wyrazenie &lt;&lt; endl;</text:p>
      <text:p text:style-name="P23"><text:tab/><text:tab/>} else {</text:p>
      <text:p text:style-name="P23"><text:tab/><text:tab/><text:tab/>wyrazenie = PobierzWyrazenie();</text:p>
      <text:p text:style-name="P23"><text:tab/><text:tab/>}</text:p>
      <text:p text:style-name="P23"><text:tab/><text:tab/>if (wyrazenie[1] == '\0')</text:p>
      <text:p text:style-name="P23"><text:tab/><text:tab/>{</text:p>
      <text:p text:style-name="P23"><text:tab/><text:tab/><text:tab/>if (wyrazenie[0] == '!')</text:p>
      <text:p text:style-name="P23"><text:tab/><text:tab/><text:tab/>{</text:p>
      <text:p text:style-name="P23"><text:tab/><text:tab/><text:tab/><text:tab/>Koniec();</text:p>
      <text:p text:style-name="P23"><text:tab/><text:tab/><text:tab/>} else if (wyrazenie[0] == '?') {</text:p>
      <text:p text:style-name="P23"><text:tab/><text:tab/><text:tab/><text:tab/>Pomoc();</text:p>
      <text:p text:style-name="P23"><text:tab/><text:tab/><text:tab/><text:tab/>continue;</text:p>
      <text:p text:style-name="P23"><text:tab/><text:tab/><text:tab/>}</text:p>
      <text:p text:style-name="P23"><text:tab/><text:tab/>}</text:p>
      <text:p text:style-name="P23"><text:tab/><text:tab/>Stos stosA = Stos();</text:p>
      <text:p text:style-name="P23"><text:tab/><text:tab/>Stos stosB = Stos();</text:p>
      <text:p text:style-name="P23"><text:tab/><text:tab/>if (KonwertujWyrazenie(wyrazenie, stosA, stosB, Tablica) == false)</text:p>
      <text:p text:style-name="P23"><text:tab/><text:tab/><text:tab/>continue;</text:p>
      <text:p text:style-name="P23"><text:tab/><text:tab/>if (myerr != NULL) { *myerr &lt;&lt; wyrazenie &lt;&lt; endl; }</text:p>
      <text:p text:style-name="P23"><text:tab/><text:tab/>myout-&gt;setf(ios::fixed);</text:p>
      <text:p text:style-name="P23"><text:tab/><text:tab/>if (myerr != NULL) StosWydruk(stosA);</text:p>
      <text:p text:style-name="P23"><text:tab/><text:tab/>if (WartoscWyrazu(stosA, stosB) == false) continue;</text:p>
      <text:p text:style-name="P23"><text:tab/><text:tab/>double w = stosA.vGet(0);</text:p>
      <text:p text:style-name="P23"><text:tab/><text:tab/>*myout &lt;&lt; setprecision(Precyzja) &lt;&lt; "Wynik: " &lt;&lt; <text:s/>w &lt;&lt; endl;</text:p>
      <text:p text:style-name="P23"><text:tab/><text:tab/>if (myerr != NULL) { *myerr &lt;&lt; '=' &lt;&lt; endl &lt;&lt; w &lt;&lt; endl; }</text:p>
      <text:p text:style-name="P23"><text:tab/>}</text:p>
      <text:p text:style-name="P23"><text:tab/>return(0);</text:p>
      <text:p text:style-name="P2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Pogrubiony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Normalny" style:font-family-generic="swiss" style:font-pitch="variable"/>
    <style:font-face style:name="Arial3" svg:font-family="Arial" style:font-adornments="Pogrubiony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1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line-height="100%"/>
      <style:text-properties style:font-name="Arial1" fo:font-size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paragraph-properties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class="text" style:default-outline-level="3">
      <style:paragraph-properties fo:margin-left="2.54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class="text" style:default-outline-level="4">
      <style:paragraph-properties fo:margin-left="3.175cm" fo:margin-right="0cm" fo:text-indent="-0.635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class="text" style:default-outline-level="5">
      <style:paragraph-properties fo:margin-left="3.81cm" fo:margin-right="0cm" fo:text-indent="-0.635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class="text" style:default-outline-level="6">
      <style:paragraph-properties fo:margin-left="4.44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class="text" style:default-outline-level="7">
      <style:paragraph-properties fo:margin-left="5.08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class="text" style:default-outline-level="8">
      <style:paragraph-properties fo:margin-left="5.71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class="text" style:default-outline-level="9">
      <style:paragraph-properties fo:margin-left="6.3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class="text" style:default-outline-level="10">
      <style:paragraph-properties fo:margin-left="6.98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next-style-name="Text_20_body" style:class="extra">
      <style:paragraph-properties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>
      <style:text-properties style:font-name="Arial2" fo:font-size="10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kod" style:family="paragraph" style:parent-style-name="Table_20_Contents" style:class="extra">
      <style:text-properties style:font-name="Courier New" fo:font-size="12pt" fo:font-weight="bold"/>
    </style:style>
    <style:style style:name="Numbering_20_Symbols" style:display-name="Numbering Symbols" style:family="text"/>
    <text:outline-style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format="1" text:start-value="4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7" style:family="table">
      <style:table-properties style:width="16.999cm" table:align="margins"/>
    </style:style>
    <style:style style:name="Tabela27.A" style:family="table-column">
      <style:table-column-properties style:column-width="8.416cm" style:rel-column-width="32447*"/>
    </style:style>
    <style:style style:name="Tabela27.B" style:family="table-column">
      <style:table-column-properties style:column-width="8.583cm" style:rel-column-width="33088*"/>
    </style:style>
    <style:style style:name="P1" style:family="paragraph" style:parent-style-name="Header">
      <style:text-properties style:font-name="Lucida Sans Unicode"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/>
      <style:text-properties style:font-name="Lucida Sans Unicode" fo:font-size="10pt" style:font-size-asian="10pt" style:font-size-complex="10pt"/>
    </style:style>
    <style:style style:name="P3" style:family="paragraph" style:parent-style-name="Footer">
      <style:text-properties style:font-name="Lucida Sans Unicode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able:table table:name="Tabela27" table:style-name="Tabela27">
          <table:table-column table:style-name="Tabela27.A"/>
          <table:table-column table:style-name="Tabela27.B"/>
          <table:table-row>
            <table:table-cell office:value-type="string">
              <text:p text:style-name="P1">Projekt 1</text:p>
            </table:table-cell>
            <table:table-cell office:value-type="string">
              <text:p text:style-name="P2"><text:tab/><text:tab/>Strona <text:page-number text:select-page="current">27</text:page-number> z <text:page-count>27</text:page-count></text:p>
            </table:table-cell>
          </table:table-row>
        </table:table>
        <text:p text:style-name="P1"/>
      </style:header>
      <style:footer>
        <text:p text:style-name="P3">Maciej Korzeń &lt;maciek@korzen.org&gt;<text:tab/><text:tab/>IZ 20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</meta:generator>
    <meta:creation-date>2006-06-11T00:35:59</meta:creation-date>
    <dc:date>2006-06-17T00:07:57</dc:date>
    <dc:language>pl-PL</dc:language>
    <meta:editing-cycles>109</meta:editing-cycles>
    <meta:editing-duration>PT4H19M44S</meta:editing-duration>
    <meta:user-defined meta:name="Info 1"/>
    <meta:user-defined meta:name="Info 2"/>
    <meta:user-defined meta:name="Info 3"/>
    <meta:user-defined meta:name="Info 4"/>
    <meta:document-statistic meta:table-count="25" meta:image-count="0" meta:object-count="0" meta:page-count="27" meta:paragraph-count="994" meta:word-count="3387" meta:character-count="26359"/>
  </office:meta>
</office:document-meta>
</file>